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QJAKNK+CMTT9" svg:font-family="QJAKNK+CMTT9"/>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Body_20_Text">
      <style:text-properties fo:font-weight="bold" style:font-weight-asian="bold" style:font-weight-complex="bold"/>
    </style:style>
    <style:style style:name="P2" style:family="paragraph" style:parent-style-name="Code">
      <style:text-properties fo:font-weight="normal" style:font-weight-asian="normal" style:font-weight-complex="normal"/>
    </style:style>
    <style:style style:name="P3" style:family="paragraph" style:parent-style-name="Body_20_Text">
      <style:text-properties fo:font-weight="bold" style:font-weight-asian="bold" style:font-weight-complex="bold"/>
    </style:style>
    <style:style style:name="P4" style:family="paragraph" style:parent-style-name="Body_20_Text">
      <style:text-properties fo:font-weight="normal" style:font-weight-asian="normal" style:font-weight-complex="normal"/>
    </style:style>
    <style:style style:name="P5" style:family="paragraph" style:parent-style-name="Code">
      <style:text-properties fo:font-weight="normal" style:font-weight-asian="normal" style:font-weight-complex="normal"/>
    </style:style>
    <style:style style:name="P6" style:family="paragraph" style:parent-style-name="Heading_20_1">
      <style:text-properties fo:font-weight="bold" style:font-weight-asian="bold" style:font-weight-complex="bold"/>
    </style:style>
    <style:style style:name="P7" style:family="paragraph" style:parent-style-name="Body_20_Text_20_First">
      <style:text-properties fo:font-weight="bold" style:font-weight-asian="bold" style:font-weight-complex="bold"/>
    </style:style>
    <style:style style:name="P8" style:family="paragraph" style:parent-style-name="Body_20_Text_20_First">
      <style:text-properties fo:font-weight="normal" style:font-weight-asian="normal" style:font-weight-complex="normal"/>
    </style:style>
    <style:style style:name="P9" style:family="paragraph" style:parent-style-name="Code_20_First">
      <style:text-properties fo:font-weight="normal" style:font-weight-asian="normal" style:font-weight-complex="normal"/>
    </style:style>
    <style:style style:name="P10" style:family="paragraph" style:parent-style-name="Code_20_Last">
      <style:text-properties fo:font-weight="normal" style:font-weight-asian="normal" style:font-weight-complex="normal"/>
    </style:style>
    <style:style style:name="P11" style:family="paragraph" style:parent-style-name="Body_20_Text_20_Cont">
      <style:text-properties fo:font-weight="bold" style:font-weight-asian="bold" style:font-weight-complex="bold"/>
    </style:style>
    <style:style style:name="P12" style:family="paragraph" style:parent-style-name="Body_20_Text_20_Cont">
      <style:text-properties fo:font-style="italic" style:font-style-asian="italic" style:font-style-complex="italic"/>
    </style:style>
    <style:style style:name="P13" style:family="paragraph" style:parent-style-name="Body_20_Text_20_Cont">
      <style:text-properties fo:font-weight="normal" style:font-weight-asian="normal" style:font-weight-complex="normal"/>
    </style:style>
    <style:style style:name="P14" style:family="paragraph" style:parent-style-name="Code_20_Caption">
      <style:text-properties fo:font-style="italic" style:font-style-asian="italic" style:font-style-complex="italic"/>
    </style:style>
    <style:style style:name="P15" style:family="paragraph" style:parent-style-name="Code_20_Single">
      <style:text-properties fo:font-weight="normal" style:font-weight-asian="normal" style:font-weight-complex="normal"/>
    </style:style>
    <style:style style:name="P16" style:family="paragraph" style:parent-style-name="Chapter_20_Number" style:master-page-name="Standard">
      <style:paragraph-properties style:page-number="auto"/>
    </style:style>
    <style:style style:name="P17" style:family="paragraph" style:parent-style-name="Code">
      <style:text-properties fo:font-weight="normal" style:font-weight-asian="normal" style:font-weight-complex="normal"/>
    </style:style>
    <style:style style:name="P18" style:family="paragraph" style:parent-style-name="Body_20_Text">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number:number-style style:name="N0">
      <number:number number:min-integer-digits="1"/>
    </number:number-style>
  </office:automatic-styles>
  <office:body>
    <office:text text:use-soft-page-breaks="true">
      <office:forms form:automatic-focus="false" form:apply-design-mode="false"/>
      <text:tracked-changes>
        <text:changed-region text:id="ct155330064">
          <text:insertion>
            <office:change-info>
              <dc:creator>Ray Lischner</dc:creator>
              <dc:date>2008-10-04T21:17:00</dc:date>
            </office:change-info>
          </text:insertion>
        </text:changed-region>
        <text:changed-region text:id="ct163944232">
          <text:insertion>
            <office:change-info>
              <dc:creator>Ray Lischner</dc:creator>
              <dc:date>2008-10-04T21:18:00</dc:date>
            </office:change-info>
          </text:insertion>
        </text:changed-region>
        <text:changed-region text:id="ct155951632">
          <text:insertion>
            <office:change-info>
              <dc:creator>Ray Lischner</dc:creator>
              <dc:date>2008-10-04T21:19:00</dc:date>
            </office:change-info>
          </text:insertion>
        </text:changed-region>
        <text:changed-region text:id="ct153368104">
          <text:insertion>
            <office:change-info>
              <dc:creator>Ray Lischner</dc:creator>
              <dc:date>2008-10-04T21:28:00</dc:date>
            </office:change-info>
          </text:insertion>
        </text:changed-region>
        <text:changed-region text:id="ct168025040">
          <text:insertion>
            <office:change-info>
              <dc:creator>Ray Lischner</dc:creator>
              <dc:date>2008-10-04T21:29:00</dc:date>
            </office:change-info>
          </text:insertion>
        </text:changed-region>
        <text:changed-region text:id="ct175476200">
          <text:insertion>
            <office:change-info>
              <dc:creator>Ray Lischner</dc:creator>
              <dc:date>2008-10-04T21:30:00</dc:date>
            </office:change-info>
          </text:insertion>
        </text:changed-region>
        <text:changed-region text:id="ct142792912">
          <text:insertion>
            <office:change-info>
              <dc:creator>Ray Lischner</dc:creator>
              <dc:date>2008-10-04T21:31:00</dc:date>
            </office:change-info>
          </text:insertion>
        </text:changed-region>
        <text:changed-region text:id="ct165589160">
          <text:insertion>
            <office:change-info>
              <dc:creator>Ray Lischner</dc:creator>
              <dc:date>2008-10-04T21:37:00</dc:date>
            </office:change-info>
          </text:insertion>
        </text:changed-region>
        <text:changed-region text:id="ct160693952">
          <text:insertion>
            <office:change-info>
              <dc:creator>Ray Lischner</dc:creator>
              <dc:date>2008-10-04T21:38:00</dc:date>
            </office:change-info>
          </text:insertion>
        </text:changed-region>
        <text:changed-region text:id="ct168688536">
          <text:insertion>
            <office:change-info>
              <dc:creator>Ray Lischner</dc:creator>
              <dc:date>2008-10-05T16:53:00</dc:date>
            </office:change-info>
          </text:insertion>
        </text:changed-region>
        <text:changed-region text:id="ct167560072">
          <text:insertion>
            <office:change-info>
              <dc:creator>Ray Lischner</dc:creator>
              <dc:date>2008-10-04T21:21:00</dc:date>
            </office:change-info>
          </text:insertion>
        </text:changed-region>
        <text:changed-region text:id="ct175131952">
          <text:insertion>
            <office:change-info>
              <dc:creator>Ray Lischner</dc:creator>
              <dc:date>2008-10-04T21:22:00</dc:date>
            </office:change-info>
          </text:insertion>
        </text:changed-region>
        <text:changed-region text:id="ct143151672">
          <text:insertion>
            <office:change-info>
              <dc:creator>Ray Lischner</dc:creator>
              <dc:date>2008-10-04T21:23:00</dc:date>
            </office:change-info>
          </text:insertion>
        </text:changed-region>
        <text:changed-region text:id="ct175528048">
          <text:insertion>
            <office:change-info>
              <dc:creator>Ray Lischner</dc:creator>
              <dc:date>2008-10-04T21:40:00</dc:date>
            </office:change-info>
          </text:insertion>
        </text:changed-region>
        <text:changed-region text:id="ct158722408">
          <text:insertion>
            <office:change-info>
              <dc:creator>Ray Lischner</dc:creator>
              <dc:date>2008-10-05T16:55:00</dc:date>
            </office:change-info>
          </text:insertion>
        </text:changed-region>
        <text:changed-region text:id="ct172892064">
          <text:insertion>
            <office:change-info>
              <dc:creator>Ray Lischner</dc:creator>
              <dc:date>2008-10-05T16:56:00</dc:date>
            </office:change-info>
          </text:insertion>
        </text:changed-region>
        <text:changed-region text:id="ct158123184">
          <text:insertion>
            <office:change-info>
              <dc:creator>Ray Lischner</dc:creator>
              <dc:date>2008-10-05T16:57:00</dc:date>
            </office:change-info>
          </text:insertion>
        </text:changed-region>
        <text:changed-region text:id="ct164961824">
          <text:deletion>
            <office:change-info>
              <dc:creator>Ray Lischner</dc:creator>
              <dc:date>2008-10-04T21:43:00</dc:date>
            </office:change-info>
            <text:p text:style-name="P1"><text:span text:style-name="T1">,</text:span></text:p>
          </text:deletion>
        </text:changed-region>
        <text:changed-region text:id="ct142257672">
          <text:insertion>
            <office:change-info>
              <dc:creator>Ray Lischner</dc:creator>
              <dc:date>2008-10-04T21:44:00</dc:date>
            </office:change-info>
          </text:insertion>
        </text:changed-region>
        <text:changed-region text:id="ct165082008">
          <text:insertion>
            <office:change-info>
              <dc:creator>Ray Lischner</dc:creator>
              <dc:date>2008-10-04T21:45:00</dc:date>
            </office:change-info>
          </text:insertion>
        </text:changed-region>
        <text:changed-region text:id="ct156799176">
          <text:deletion>
            <office:change-info>
              <dc:creator>Ray Lischner</dc:creator>
              <dc:date>2008-10-03T23:03:00</dc:date>
            </office:change-info>
            <text:p text:style-name="Code"><text:s text:c="2"/></text:p>
          </text:deletion>
        </text:changed-region>
        <text:changed-region text:id="ct164935752">
          <text:insertion>
            <office:change-info>
              <dc:creator>Ray Lischner</dc:creator>
              <dc:date>2008-10-03T23:03:00</dc:date>
            </office:change-info>
          </text:insertion>
        </text:changed-region>
        <text:changed-region text:id="ct140804128">
          <text:insertion>
            <office:change-info>
              <dc:creator>Ray Lischner</dc:creator>
              <dc:date>2008-10-03T23:03:00</dc:date>
            </office:change-info>
          </text:insertion>
        </text:changed-region>
        <text:changed-region text:id="ct140780528">
          <text:deletion>
            <office:change-info>
              <dc:creator>Ray Lischner</dc:creator>
              <dc:date>2008-10-03T23:03:00</dc:date>
            </office:change-info>
            <text:p text:style-name="Code"><text:s/></text:p>
          </text:deletion>
        </text:changed-region>
        <text:changed-region text:id="ct163029936">
          <text:deletion>
            <office:change-info>
              <dc:creator>Ray Lischner</dc:creator>
              <dc:date>2008-10-03T23:03:00</dc:date>
            </office:change-info>
            <text:p text:style-name="Code"><text:s text:c="4"/></text:p>
          </text:deletion>
        </text:changed-region>
        <text:changed-region text:id="ct144103592">
          <text:insertion>
            <office:change-info>
              <dc:creator>Ray Lischner</dc:creator>
              <dc:date>2008-10-03T23:03:00</dc:date>
            </office:change-info>
          </text:insertion>
        </text:changed-region>
        <text:changed-region text:id="ct175661056">
          <text:insertion>
            <office:change-info>
              <dc:creator>Ray Lischner</dc:creator>
              <dc:date>2008-10-03T23:03:00</dc:date>
            </office:change-info>
          </text:insertion>
        </text:changed-region>
        <text:changed-region text:id="ct162965824">
          <text:insertion>
            <office:change-info>
              <dc:creator>Ray Lischner</dc:creator>
              <dc:date>2008-10-03T23:03:00</dc:date>
            </office:change-info>
          </text:insertion>
        </text:changed-region>
        <text:changed-region text:id="ct155065168">
          <text:insertion>
            <office:change-info>
              <dc:creator>Ray Lischner</dc:creator>
              <dc:date>2008-10-03T23:03:00</dc:date>
            </office:change-info>
          </text:insertion>
        </text:changed-region>
        <text:changed-region text:id="ct160871168">
          <text:insertion>
            <office:change-info>
              <dc:creator>Ray Lischner</dc:creator>
              <dc:date>2008-10-03T23:04:00</dc:date>
            </office:change-info>
          </text:insertion>
        </text:changed-region>
        <text:changed-region text:id="ct165309680">
          <text:insertion>
            <office:change-info>
              <dc:creator>Ray Lischner</dc:creator>
              <dc:date>2008-10-03T23:04:00</dc:date>
            </office:change-info>
          </text:insertion>
        </text:changed-region>
        <text:changed-region text:id="ct173009968">
          <text:deletion>
            <office:change-info>
              <dc:creator>Ray Lischner</dc:creator>
              <dc:date>2008-10-04T21:48:00</dc:date>
            </office:change-info>
            <text:p text:style-name="Body_20_Text_20_Cont">,</text:p>
          </text:deletion>
        </text:changed-region>
        <text:changed-region text:id="ct157102040">
          <text:insertion>
            <office:change-info>
              <dc:creator>Ray Lischner</dc:creator>
              <dc:date>2008-10-03T23:04:00</dc:date>
            </office:change-info>
          </text:insertion>
        </text:changed-region>
        <text:changed-region text:id="ct165224528">
          <text:insertion>
            <office:change-info>
              <dc:creator>Ray Lischner</dc:creator>
              <dc:date>2008-10-03T23:04:00</dc:date>
            </office:change-info>
          </text:insertion>
        </text:changed-region>
        <text:changed-region text:id="ct175692688">
          <text:insertion>
            <office:change-info>
              <dc:creator>Ray Lischner</dc:creator>
              <dc:date>2008-10-03T23:04:00</dc:date>
            </office:change-info>
          </text:insertion>
        </text:changed-region>
        <text:changed-region text:id="ct154857640">
          <text:format-change>
            <office:change-info>
              <dc:creator>Ray Lischner</dc:creator>
              <dc:date>2008-10-05T20:08:00</dc:date>
            </office:change-info>
          </text:format-change>
        </text:changed-region>
        <text:changed-region text:id="ct155520200">
          <text:insertion>
            <office:change-info>
              <dc:creator>Ray Lischner</dc:creator>
              <dc:date>2008-10-03T23:04:00</dc:date>
            </office:change-info>
          </text:insertion>
        </text:changed-region>
        <text:changed-region text:id="ct160440816">
          <text:insertion>
            <office:change-info>
              <dc:creator>Ray Lischner</dc:creator>
              <dc:date>2008-10-03T23:04:00</dc:date>
            </office:change-info>
          </text:insertion>
        </text:changed-region>
        <text:changed-region text:id="ct165085144">
          <text:insertion>
            <office:change-info>
              <dc:creator>Ray Lischner</dc:creator>
              <dc:date>2008-10-03T23:04:00</dc:date>
            </office:change-info>
          </text:insertion>
        </text:changed-region>
        <text:changed-region text:id="ct141673992">
          <text:insertion>
            <office:change-info>
              <dc:creator>Ray Lischner</dc:creator>
              <dc:date>2008-10-03T23:04:00</dc:date>
            </office:change-info>
          </text:insertion>
        </text:changed-region>
        <text:changed-region text:id="ct157509360">
          <text:insertion>
            <office:change-info>
              <dc:creator>Ray Lischner</dc:creator>
              <dc:date>2008-10-03T23:04:00</dc:date>
            </office:change-info>
          </text:insertion>
        </text:changed-region>
        <text:changed-region text:id="ct157898872">
          <text:insertion>
            <office:change-info>
              <dc:creator>Ray Lischner</dc:creator>
              <dc:date>2008-10-03T23:05:00</dc:date>
            </office:change-info>
          </text:insertion>
        </text:changed-region>
        <text:changed-region text:id="ct153701376">
          <text:insertion>
            <office:change-info>
              <dc:creator>Ray Lischner</dc:creator>
              <dc:date>2008-10-03T23:05:00</dc:date>
            </office:change-info>
          </text:insertion>
        </text:changed-region>
        <text:changed-region text:id="ct151504640">
          <text:insertion>
            <office:change-info>
              <dc:creator>Ray Lischner</dc:creator>
              <dc:date>2008-10-03T23:05:00</dc:date>
            </office:change-info>
          </text:insertion>
        </text:changed-region>
        <text:changed-region text:id="ct157504528">
          <text:insertion>
            <office:change-info>
              <dc:creator>Ray Lischner</dc:creator>
              <dc:date>2008-10-03T23:05:00</dc:date>
            </office:change-info>
          </text:insertion>
        </text:changed-region>
        <text:changed-region text:id="ct155384928">
          <text:insertion>
            <office:change-info>
              <dc:creator>Ray Lischner</dc:creator>
              <dc:date>2008-10-03T23:05:00</dc:date>
            </office:change-info>
          </text:insertion>
        </text:changed-region>
        <text:changed-region text:id="ct152144304">
          <text:format-change>
            <office:change-info>
              <dc:creator>Ray Lischner</dc:creator>
              <dc:date>2008-10-04T21:50:00</dc:date>
            </office:change-info>
          </text:format-change>
        </text:changed-region>
        <text:changed-region text:id="ct160421776">
          <text:format-change>
            <office:change-info>
              <dc:creator>Ray Lischner</dc:creator>
              <dc:date>2008-10-03T23:05:00</dc:date>
            </office:change-info>
          </text:format-change>
        </text:changed-region>
        <text:changed-region text:id="ct161055120">
          <text:insertion>
            <office:change-info>
              <dc:creator>Ray Lischner</dc:creator>
              <dc:date>2008-10-03T23:05:00</dc:date>
            </office:change-info>
          </text:insertion>
        </text:changed-region>
        <text:changed-region text:id="ct155749888">
          <text:insertion>
            <office:change-info>
              <dc:creator>Ray Lischner</dc:creator>
              <dc:date>2008-10-03T23:05:00</dc:date>
            </office:change-info>
          </text:insertion>
        </text:changed-region>
        <text:changed-region text:id="ct165429584">
          <text:insertion>
            <office:change-info>
              <dc:creator>Ray Lischner</dc:creator>
              <dc:date>2008-10-03T23:05:00</dc:date>
            </office:change-info>
          </text:insertion>
        </text:changed-region>
        <text:changed-region text:id="ct172974976">
          <text:insertion>
            <office:change-info>
              <dc:creator>Ray Lischner</dc:creator>
              <dc:date>2008-10-03T23:05:00</dc:date>
            </office:change-info>
          </text:insertion>
        </text:changed-region>
        <text:changed-region text:id="ct151947472">
          <text:insertion>
            <office:change-info>
              <dc:creator>Ray Lischner</dc:creator>
              <dc:date>2008-10-03T23:05:00</dc:date>
            </office:change-info>
          </text:insertion>
        </text:changed-region>
        <text:changed-region text:id="ct153679032">
          <text:format-change>
            <office:change-info>
              <dc:creator>Ray Lischner</dc:creator>
              <dc:date>2008-10-05T20:08:00</dc:date>
            </office:change-info>
          </text:format-change>
        </text:changed-region>
        <text:changed-region text:id="ct151335448">
          <text:insertion>
            <office:change-info>
              <dc:creator>Ray Lischner</dc:creator>
              <dc:date>2008-10-03T23:06:00</dc:date>
            </office:change-info>
          </text:insertion>
        </text:changed-region>
        <text:changed-region text:id="ct157147056">
          <text:deletion>
            <office:change-info>
              <dc:creator>Ray Lischner</dc:creator>
              <dc:date>2008-10-03T23:06:00</dc:date>
            </office:change-info>
            <text:p text:style-name="P2"><text:s text:c="31"/></text:p>
          </text:deletion>
        </text:changed-region>
        <text:changed-region text:id="ct175573048">
          <text:insertion>
            <office:change-info>
              <dc:creator>Ray Lischner</dc:creator>
              <dc:date>2008-10-03T23:06:00</dc:date>
            </office:change-info>
          </text:insertion>
        </text:changed-region>
        <text:changed-region text:id="ct154685768">
          <text:deletion>
            <office:change-info>
              <dc:creator>Ray Lischner</dc:creator>
              <dc:date>2008-10-03T23:06:00</dc:date>
            </office:change-info>
            <text:p text:style-name="P2"><text:s text:c="32"/></text:p>
          </text:deletion>
        </text:changed-region>
      </text:tracked-changes>
      <text:variable-decls>
        <text:variable-decl office:value-type="float" text:name="chapt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Exploration <text:variable-set text:name="chapter" office:value-type="float" office:value="64" style:data-style-name="N0">64</text:variable-set></text:p>
      <text:p text:style-name="Chapter_20_Title"><office:annotation><dc:creator>FWG</dc:creator><dc:date>2008-09-17T00:00:00</dc:date><text:p>This chapter has a problem because C++ is</text:p><text:p>about to replace most traits with concepts</text:p><text:p>This means that well within the lifetime of</text:p><text:p>this book the Standard Library will be based</text:p><text:p>on usage of concepts rather than traits.</text:p><text:p/><text:p>---- FWG, 09/17/2008, 23:28 ----</text:p><text:p/></office:annotation>Traits and Policies</text:p>
      <text:p text:style-name="Body_20_Text_20_First">Although you might still be trying to grow accustomed to templates, it’s time to explore two common, related use patterns: traits and policies. Programming with traits and policies is probably a new style for you, but it is common in C++ and, as you will discover in this exploration, a technique that is extremely flexible and powerful. Traits and policies <text:s/>underly much of the C++ standard library. This exploration takes a look at some of the traits and policies in the standard library, so you can learn how to take advantage of them, and then helps you take the first steps toward writing your own.<text:change-start text:change-id="ct155330064"/></text:p>
      <text:p text:style-name="SB_20_Head">Concepts</text:p>
      <text:p text:style-name="SB_20_Body_20_First">The next major revision to the C++ standard will introduce a significant new feature: <text:span text:style-name="T4">concepts</text:span>. <text:change-end text:change-id="ct155330064"/><text:change-start text:change-id="ct163944232"/>A concept is a way to define a constraint on a template argument. Even if you never explicitly use concepts, you will benefit from them because the compiler will be able to issue helpful error messages if you make a mistake with a template argument, such as <text:change-end text:change-id="ct163944232"/><text:change-start text:change-id="ct155951632"/>trying to use a non-copyable type as a container element.<text:change-end text:change-id="ct155951632"/><text:change-start text:change-id="ct153368104"/></text:p>
      <text:p text:style-name="SB_20_Body">Currently,<text:change-end text:change-id="ct153368104"/><text:change-start text:change-id="ct168025040"/> we model concepts informally. The standard algorithms, for example, name their template parameters according to the kind of iterator they accept. But nothing in the algorithm definition explicitly enforces that constraint. The additio<text:change-end text:change-id="ct168025040"/><text:change-start text:change-id="ct175476200"/>n of concepts to the language permit the algorithm author to explicitly state the properties of the template arguments, and the compiler will enforce it.<text:change-end text:change-id="ct175476200"/><text:change-start text:change-id="ct142792912"/> The standard library will contains a rich suite of useful concepts, such as <text:change-end text:change-id="ct142792912"/><text:change-start text:change-id="ct165589160"/><text:span text:style-name="Code_20_Inline">std::BidirectionalIterator</text:span>, which <text:change-end text:change-id="ct165589160"/><text:change-start text:change-id="ct160693952"/>specifies that a template argument must be a bi-directional iterator<text:change-end text:change-id="ct160693952"/><text:change-start text:change-id="ct168688536"/>, and the standard library will use these concepts instead of plain template parameters.<text:change-end text:change-id="ct168688536"/><text:change-start text:change-id="ct167560072"/></text:p>
      <text:p text:style-name="SB_20_Body">Concepts will not invalidate anything you learn in this Exploration, but they will fundamentally alter the way we work with traits and policies.<text:change-end text:change-id="ct167560072"/><text:change-start text:change-id="ct175131952"/> If you are fortunate enough to be <text:change-end text:change-id="ct175131952"/><text:change-start text:change-id="ct143151672"/>working with a compiler and library that implement the new standard, you should still take the time to study this Exploration. Then learn about concepts and see how concepts will affect traits and policies.<text:change-end text:change-id="ct143151672"/></text:p>
      <text:p text:style-name="Heading_20_1">Case Study: Iterators</text:p>
      <text:p text:style-name="Body_20_Text_20_First">Consider the humble iterator. Consider the <text:span text:style-name="Code_20_Inline">std::advance</text:span> function (Exploration 42). The <text:span text:style-name="Code_20_Inline">advance</text:span> function changes the position at which an iterator points. The <text:span text:style-name="Code_20_Inline">advance</text:span> function knows nothing about container types; it knows only about iterators. Yet somehow, it knows that if you try to advance a vector’s iterator, it can do so simply by adding an integer to the iterator. But if you advance a list’s iterator, the <text:span text:style-name="Code_20_Inline">advance</text:span> function must step the iterator one position at a time until it arrives at the desired destination. In other words, the <text:span text:style-name="Code_20_Inline">advance</text:span> function implements the optimal algorithm for changing the iterator’s position. The only information available to the <text:span text:style-name="Code_20_Inline">advance</text:span> function must come from the iterators themselves, and the key piece of information is the iterator kind. In particular, only random access iterators permit rapid advancement via addition. All other iterators must follow the step-by-step approach. So how does <text:span text:style-name="Code_20_Inline">advance</text:span> know what kind of iterator it has?</text:p>
      <text:p text:style-name="Body_20_Text"><text:soft-page-break/>In most object-oriented programming languages, an iterator would derive from a common base class, which would implement a virtual <text:span text:style-name="Code_20_Inline">advance</text:span> function. The <text:span text:style-name="Code_20_Inline">advance</text:span> algorithm would call that virtual function, and let normal object-oriented dispatching take care of the details. C++ certainly could take that approach, but it doesn’t.</text:p>
      <text:p text:style-name="Body_20_Text">Instead, C++ uses a technique that does not require looking up a virtual function, and making an extra function call. Instead, C++ uses a technique that does not force you to derive all iterators from a single base class. If you implement a new container, you get to pick the class hierarchy. C++ provides the <text:span text:style-name="Code_20_Inline">std::iterator</text:span> base class template, which you can use if you want, but you don’t have to use it. Instead, the <text:span text:style-name="Code_20_Inline">advance</text:span> algorithm (and all other code that uses iterators) relies on a traits template.</text:p>
      <text:p text:style-name="Body_20_Text"><text:span text:style-name="T4">Traits</text:span> are attributes or properties of a type. In this case, an iterator’s traits describe the iterator kind (random access, bidirectional, forward, input, or output), the type that the iterator points to, and so on. The author of an iterator class specializes the <text:span text:style-name="Code_20_Inline">std::iterator_traits</text:span> class template to define the traits of the new iterator class. Iterator traits make more sense with an example. Listing <text:variable-get text:name="chapter" office:value-type="float" style:data-style-name="N0">64</text:variable-get>-<text:reference-ref text:reference-format="text" text:ref-name="advance_code">1</text:reference-ref> shows one possible implementation of <text:span text:style-name="Code_20_Inline">std::advance</text:span>.</text:p>
      <text:p text:style-name="Code_20_Caption"><text:hidden-text text:condition="ooow:" text:string-value=".func" text:is-hidden="true"/>Listing <text:variable-get text:name="chapter" office:value-type="float" style:data-style-name="N0">64</text:variable-get>-<text:reference-mark-start text:name="advance_code"/><text:sequence text:ref-name="refText0" text:name="Text" text:formula="ooow:Text+1" style:num-format="1">1</text:sequence><text:reference-mark-end text:name="advance_code"/>. One possible implementation of <text:span text:style-name="Code_20_Inline">std::advance</text:span></text:p>
      <text:p text:style-name="Code_20_First">#include &lt;iostream&gt;</text:p>
      <text:p text:style-name="Code">#include &lt;iterator&gt;</text:p>
      <text:p text:style-name="Code">#include &lt;ostream&gt;</text:p>
      <text:p text:style-name="Code">#include &lt;string&gt;</text:p>
      <text:p text:style-name="Code"/>
      <text:p text:style-name="Code">void trace(std::string const&amp; msg)<text:line-break/>{</text:p>
      <text:p text:style-name="Code"><text:s text:c="3"/>std::cout &lt;&lt; msg &lt;&lt; '\n';</text:p>
      <text:p text:style-name="Code">}</text:p>
      <text:p text:style-name="Code"/>
      <text:p text:style-name="Code">// Default implementation: advance the slow way</text:p>
      <text:p text:style-name="Code">template&lt;class Kind&gt;</text:p>
      <text:p text:style-name="Code">class iterator_advancer</text:p>
      <text:p text:style-name="Code">{</text:p>
      <text:p text:style-name="Code">public:</text:p>
      <text:p text:style-name="Code"><text:s text:c="3"/>template&lt;class InIter, class Distance&gt;</text:p>
      <text:p text:style-name="Code"><text:s text:c="3"/>void operator()(InIter&amp; iter, Distance distance)</text:p>
      <text:p text:style-name="Code"><text:s text:c="3"/>{</text:p>
      <text:p text:style-name="Code"><text:s text:c="6"/>trace("iterator_advancer&lt;&gt;");</text:p>
      <text:p text:style-name="Code"><text:s text:c="6"/>for ( ; distance != 0; --distance)</text:p>
      <text:p text:style-name="Code"><text:s text:c="9"/>++iter;</text:p>
      <text:p text:style-name="Code"><text:s text:c="3"/>}</text:p>
      <text:p text:style-name="Code">};</text:p>
      <text:p text:style-name="Code"/>
      <text:p text:style-name="Code">// Partial specialization for bi-directional iterators</text:p>
      <text:p text:style-name="Code">template&lt;&gt;</text:p>
      <text:p text:style-name="Code">class iterator_advancer&lt;std::bidirectional_iterator_tag&gt;</text:p>
      <text:p text:style-name="Code">{</text:p>
      <text:p text:style-name="Code">public:</text:p>
      <text:p text:style-name="Code"><text:s text:c="3"/>template&lt;class BiDiIter, class Distance&gt;</text:p>
      <text:p text:style-name="Code"><text:s text:c="3"/>void operator()(BiDiIter&amp; iter, Distance distance)</text:p>
      <text:p text:style-name="Code"><text:s text:c="3"/>{</text:p>
      <text:p text:style-name="Code"><text:s text:c="6"/>trace("iterator_advancer&lt;bidirectional_iterator_tag&gt;");</text:p>
      <text:p text:style-name="Code"><text:soft-page-break/><text:s text:c="6"/>if (distance &lt; 0)</text:p>
      <text:p text:style-name="Code"><text:s text:c="9"/>for ( ; distance != 0; ++distance)</text:p>
      <text:p text:style-name="Code"><text:s text:c="12"/>--iter;</text:p>
      <text:p text:style-name="Code"><text:s text:c="6"/>else</text:p>
      <text:p text:style-name="Code"><text:s text:c="9"/>for ( ; distance != 0; --distance)</text:p>
      <text:p text:style-name="Code"><text:s text:c="12"/>++iter;</text:p>
      <text:p text:style-name="Code"><text:s text:c="3"/>}</text:p>
      <text:p text:style-name="Code">};</text:p>
      <text:p text:style-name="Code"/>
      <text:p text:style-name="Code">template&lt;class InIter, class Distance&gt;</text:p>
      <text:p text:style-name="Code">void my_advance(InIter&amp; iter, Distance distance)</text:p>
      <text:p text:style-name="Code">{</text:p>
      <text:p text:style-name="Code"><text:s text:c="4"/>iterator_advancer&lt;typename std::iterator_traits&lt;InIter&gt;::iterator_category&gt;()</text:p>
      <text:p text:style-name="Code"><text:s text:c="8"/>(iter, distance);</text:p>
      <text:p text:style-name="Code_20_Last">}</text:p>
      <text:p text:style-name="Body_20_Text_20_Cont">This code is not as difficult to understand as it seems. The <text:span text:style-name="Code_20_Inline">iterator_advancer</text:span> class template provides one function, the function call operator. The implementation advances an input iterator <text:span text:style-name="Code_20_Inline">distance</text:span> times. This implementation works for a non-negative <text:span text:style-name="Code_20_Inline">distance</text:span> with any kind of iterator.</text:p>
      <text:p text:style-name="Body_20_Text">Bi-directional iterators permit a negative value for <text:span text:style-name="Code_20_Inline">distance</text:span>. Partial template specialization permits a separate implementation of <text:span text:style-name="Code_20_Inline">iterator_advancer</text:span> just for bi-directional iterators. The specialization checks whether <text:span text:style-name="Code_20_Inline">distance</text:span> is negative, and handles negative and non-negative values differently. (Remember from Exploration 50 that only classes can use partial specialization. That’s why <text:span text:style-name="Code_20_Inline">iterator_advancer</text:span> is a class template with a function call operator instead of a function template. This idiom is common in C++.)</text:p>
      <text:p text:style-name="Body_20_Text">Assembling the pieces, the <text:span text:style-name="Code_20_Inline">my_advance</text:span> function creates an instance of <text:span text:style-name="Code_20_Inline">iterator_advancer</text:span> and calls its function call operator, passing the <text:span text:style-name="Code_20_Inline">iter</text:span> and <text:span text:style-name="Code_20_Inline">distance</text:span> arguments. The magic is the <text:span text:style-name="Code_20_Inline">std::iterator_traits</text:span> class template. This class template has a few member typedefs, including <text:span text:style-name="Code_20_Inline">iterator_category</text:span>.</text:p>
      <text:p text:style-name="Body_20_Text">All bi-directional iterators must define <text:span text:style-name="Code_20_Inline">iterator_category</text:span> as <text:span text:style-name="Code_20_Inline">std::bidirectional_iterator_tag</text:span>. Thus, when your program calls <text:span text:style-name="Code_20_Inline">my_advance, </text:span>and passes a bi-directional iterator (such as a <text:span text:style-name="Code_20_Inline">std::list</text:span> iterator) as the first argument, the <text:span text:style-name="Code_20_Inline">my_advance</text:span> function queries <text:span text:style-name="Code_20_Inline">iterator_traits</text:span> to discover the <text:span text:style-name="Code_20_Inline">iterator_category</text:span>. The compiler then uses template specialization to decide which implementation of <text:span text:style-name="Code_20_Inline">iterator_advancer</text:span> to choose. The compiler then generates the code to call the correct function. The compiler takes care of all this magic, so your program pays no runtime penalty.</text:p>
      <text:p text:style-name="Body_20_Text">Now try running the program in Listing <text:variable-get text:name="chapter" office:value-type="float" style:data-style-name="N0">64</text:variable-get>-<text:reference-ref text:reference-format="text" text:ref-name="advance_example_code">2</text:reference-ref> to see which <text:span text:style-name="Code_20_Inline">iterator_advancer</text:span> specialization is called in each situation.</text:p>
      <text:p text:style-name="Code_20_Caption">Listing <text:variable-get text:name="chapter" office:value-type="float" style:data-style-name="N0">64</text:variable-get>-<text:reference-mark-start text:name="advance_example_code"/><text:sequence text:ref-name="refText1" text:name="Text" text:formula="ooow:Text+1" style:num-format="1">2</text:sequence><text:reference-mark-end text:name="advance_example_code"/>. Example program to use the <text:span text:style-name="Code_20_Inline">my_</text:span><text:span text:style-name="Code_20_Inline">advance</text:span> function</text:p>
      <text:p text:style-name="Code_20_First">#include &lt;fstream&gt;</text:p>
      <text:p text:style-name="Code">#include &lt;iostream&gt;</text:p>
      <text:p text:style-name="Code">#include &lt;istream&gt;</text:p>
      <text:p text:style-name="Code">#include &lt;iterator&gt;</text:p>
      <text:p text:style-name="Code">#include &lt;list&gt;</text:p>
      <text:p text:style-name="Code">#include &lt;ostream&gt;</text:p>
      <text:p text:style-name="Code">#include &lt;string&gt;</text:p>
      <text:p text:style-name="Code">#include &lt;vector&gt;</text:p>
      <text:p text:style-name="Code"/>
      <text:p text:style-name="Code">#include "advance.hpp" // the code from Listing <text:variable-get text:name="chapter" office:value-type="float" style:data-style-name="N0">64</text:variable-get>-<text:reference-ref text:reference-format="text" text:ref-name="advance_code">1</text:reference-ref></text:p>
      <text:p text:style-name="Code"><text:soft-page-break/></text:p>
      <text:p text:style-name="Code">int main()</text:p>
      <text:p text:style-name="Code">{</text:p>
      <text:p text:style-name="Code"><text:s text:c="3"/>std::vector&lt;int&gt; vector;</text:p>
      <text:p text:style-name="Code"><text:s text:c="3"/>vector.push_back(10);</text:p>
      <text:p text:style-name="Code"><text:s text:c="3"/>vector.push_back(20);</text:p>
      <text:p text:style-name="Code"><text:s text:c="3"/>vector.push_back(30);</text:p>
      <text:p text:style-name="Code"><text:s text:c="3"/>vector.push_back(40);</text:p>
      <text:p text:style-name="Code"><text:s text:c="3"/>std::list&lt;int&gt; list(vector.begin(), vector.end());</text:p>
      <text:p text:style-name="Code"><text:s text:c="3"/>std::vector&lt;int&gt;::iterator vector_iterator(vector.begin());</text:p>
      <text:p text:style-name="Code"><text:s text:c="3"/>std::list&lt;int&gt;::iterator list_iterator(list.begin());</text:p>
      <text:p text:style-name="Code"><text:s text:c="3"/>std::ifstream file("advance.hpp");</text:p>
      <text:p text:style-name="Code"><text:s text:c="3"/>std::istream_iterator&lt;std::string&gt; input_iterator(file);</text:p>
      <text:p text:style-name="Code"/>
      <text:p text:style-name="Code"><text:s text:c="3"/>my_advance(input_iterator, 2);</text:p>
      <text:p text:style-name="Code"><text:s text:c="3"/>my_advance(list_iterator, 2);</text:p>
      <text:p text:style-name="Code"><text:s text:c="3"/>my_advance(vector_iterator, 2);</text:p>
      <text:p text:style-name="Code_20_Last">}</text:p>
      <text:p text:style-name="Body_20_Text_20_Cont">Notice any problems? <text:span text:style-name="T3">What kind of iterator does a vector use?</text:span> ~SSS <text:span text:style-name="T3">Which specialization does the compiler pick?</text:span> ~SSS The compiler does not follow class hierarchies when picking template specializations, so the fact that <text:span text:style-name="Code_20_Inline">random_access_iterator_tag</text:span> derives from <text:span text:style-name="Code_20_Inline">bidirectional_iterator_tag</text:span> is irrelevant in this case. If you want to specialize <text:span text:style-name="Code_20_Inline">iterator_advancer</text:span> for random access iterators, you must provide another specialization, this time, for <text:span text:style-name="Code_20_Inline">random_access_iterator_tag</text:span>. Remember from Exploration 42 that random access iterators permit arithmetic on iterators. Thus, you can advance an iterator rapidly by adding the distance. <text:span text:style-name="T3">Implement a partial specialization of </text:span><text:span text:style-name="Code_20_Inline"><text:span text:style-name="T3">iterator_advancer</text:span></text:span><text:span text:style-name="T3"> for random access iterators.</text:span></text:p>
      <text:p text:style-name="Body_20_Text"><text:span text:style-name="T1">Compare your solution with the snippet in Listing </text:span><text:span text:style-name="T1"><text:variable-get text:name="chapter" office:value-type="float" style:data-style-name="N0">64</text:variable-get></text:span><text:span text:style-name="T1">-</text:span><text:span text:style-name="T1"><text:reference-ref text:reference-format="text" text:ref-name="random_access_iterator_advancer_code">3</text:reference-ref></text:span><text:span text:style-name="T1">.</text:span></text:p>
      <text:p text:style-name="Code_20_Caption"><text:hidden-text text:condition="ooow:" text:string-value=".func" text:is-hidden="true"/><text:span text:style-name="T1">Listing </text:span><text:span text:style-name="T1"><text:variable-get text:name="chapter" office:value-type="float" style:data-style-name="N0">64</text:variable-get></text:span><text:span text:style-name="T1">-</text:span><text:reference-mark-start text:name="random_access_iterator_advancer_code"/><text:span text:style-name="T1"><text:sequence text:ref-name="refText2" text:name="Text" text:formula="ooow:Text+1" style:num-format="1">3</text:sequence></text:span><text:reference-mark-end text:name="random_access_iterator_advancer_code"/><text:span text:style-name="T1">. Specializing </text:span><text:span text:style-name="Code_20_Inline"><text:span text:style-name="T1">iterator_advancer</text:span></text:span><text:span text:style-name="T1"> for random access iterators</text:span></text:p>
      <text:p text:style-name="Code">// Partial specialization for random access iterators</text:p>
      <text:p text:style-name="Code">template&lt;&gt;</text:p>
      <text:p text:style-name="Code">class iterator_advancer&lt;std::random_access_iterator_tag&gt;</text:p>
      <text:p text:style-name="Code">{</text:p>
      <text:p text:style-name="Code">public:</text:p>
      <text:p text:style-name="Code"><text:s text:c="3"/>template&lt;class RandomIter, class Distance&gt;</text:p>
      <text:p text:style-name="Code"><text:s text:c="3"/>void operator()(RandomIter&amp; iter, Distance distance)</text:p>
      <text:p text:style-name="Code"><text:s text:c="3"/>{</text:p>
      <text:p text:style-name="Code"><text:s text:c="6"/>trace("iterator_advancer&lt;random_access_iterator_tag&gt;");</text:p>
      <text:p text:style-name="Code"><text:s text:c="6"/>iter += distance;</text:p>
      <text:p text:style-name="Code"><text:s text:c="3"/>}</text:p>
      <text:p text:style-name="Code_20_Last">};</text:p>
      <text:p text:style-name="P11">Now rerun the example program to see that the compiler picks the correct specialization.</text:p>
      <text:p text:style-name="P4">Although I have not emphasized performance or optimization in this book, I want to point out that a good optimizing compiler can take the <text:span text:style-name="Code_20_Inline">my_advance</text:span> function with the random-access specialization of <text:span text:style-name="Code_20_Inline">iterator_advancer</text:span>, and easily compile optimal code, turning a call to the <text:span text:style-name="Code_20_Inline">my_advance</text:span> function into a single addition, with no function-call overhead. In other words, the layers of complexity that traits and policies introduce do not necessarily equate to bloated code and poor runtime performance. The complexity is conceptual, and once you understand <text:soft-page-break/>what the traits do and how they work, you can let them abstract away the underlying complexity, and they will make your job easier.<office:annotation><dc:creator>FWG</dc:creator><dc:date>2008-09-17T00:00:00</dc:date><text:p>Yes, a point that needs to be made but </text:p><text:p>concepts and concept maps are an even</text:p><text:p>more powerful tool that avoids most of</text:p><text:p>the complexity while enabling even more.</text:p><text:p/><text:p>---- FWG, 09/17/2008, 23:41 ----</text:p><text:p/></office:annotation><text:change-start text:change-id="ct175528048"/></text:p>
      <text:p text:style-name="SB_20_Head">Concepts</text:p>
      <text:p text:style-name="SB_20_Body_20_First">Concepts greatly simplify writing this style of code. Instead of using template specialization, you will be able to use concepts to state directly what you want to accomplish:</text:p>
      <text:p text:style-name="SB_20_Code_20_First">template&lt;InputIterator Iterator&gt;</text:p>
      <text:p text:style-name="SB_20_Code">void advance(Iterator&amp; iterator, Iterator::difference_type n)</text:p>
      <text:p text:style-name="SB_20_Code">{</text:p>
      <text:p text:style-name="SB_20_Code"><text:s text:c="2"/>for ( ; n != 0; ++n)</text:p>
      <text:p text:style-name="SB_20_Code"><text:s text:c="4"/>++iterator;</text:p>
      <text:p text:style-name="SB_20_Code">}</text:p>
      <text:p text:style-name="SB_20_Code"/>
      <text:p text:style-name="SB_20_Code">template&lt;RandomAccessIterator Iterator&gt;</text:p>
      <text:p text:style-name="SB_20_Code">void advance(Iterator&amp; iterator, Iterator::difference_type n)</text:p>
      <text:p text:style-name="SB_20_Code">{</text:p>
      <text:p text:style-name="SB_20_Code"><text:s text:c="3"/>iterator += n;</text:p>
      <text:p text:style-name="SB_20_Code_20_Last">}<text:change-end text:change-id="ct175528048"/><text:change-start text:change-id="ct158722408"/></text:p>
      <text:p text:style-name="SB_20_Body_20_First">The compiler will<text:change-end text:change-id="ct158722408"/><text:change-start text:change-id="ct172892064"/> use iterator kind to <text:s/>invoke the correct <text:span text:style-name="Code_20_Inline">advance</text:span> function. Thus, you don’t need to use template magic; the compiler doe<text:change-end text:change-id="ct172892064"/><text:change-start text:change-id="ct158123184"/>s it for you when you overload <text:span text:style-name="Code_20_Inline">advance</text:span> using different concepts.<text:change-end text:change-id="ct158123184"/></text:p>
      <text:p text:style-name="P6">Iterator Traits</text:p>
      <text:p text:style-name="P8">The class template, <text:span text:style-name="Code_20_Inline">iterator_traits</text:span> (defined in <text:span text:style-name="Code_20_Inline">&lt;iterator&gt;</text:span>), is an example of a <text:span text:style-name="T4">traits</text:span> type. A traits type provides traits, or characteristics, of another type. In this case, <text:span text:style-name="Code_20_Inline">iterator_traits</text:span> tells you about several traits of an iterator, exposed via typedefs:</text:p>
      <text:p text:style-name="Glossary_20_Head">difference_type</text:p>
      <text:p text:style-name="Glossary_20_Text">A signed integer type that represents the difference between two iterators. If you have two iterators that point into the same container, the <text:span text:style-name="Code_20_Inline">distance</text:span> function returns the distance between them, that is, the number of positions that separate the iterators. If the iterators are bidirectional or random-access, the distance can be negative.</text:p>
      <text:p text:style-name="Glossary_20_Head">iterator_category</text:p>
      <text:p text:style-name="Glossary_20_Text">The iterator kind, which must be one of the following types (also defined in <text:span text:style-name="Code_20_Inline">&lt;iterator&gt;</text:span>):</text:p>
      <text:p text:style-name="Unnumbered_20_First"><text:span text:style-name="Code_20_Inline">bidirectional_iterator_tag</text:span></text:p>
      <text:p text:style-name="Unnumbered"><text:span text:style-name="Code_20_Inline">forward_iterator_tag</text:span></text:p>
      <text:p text:style-name="Unnumbered"><text:span text:style-name="Code_20_Inline">input_iterator_tag</text:span></text:p>
      <text:p text:style-name="Unnumbered"><text:span text:style-name="Code_20_Inline">output_iterator_tag</text:span></text:p>
      <text:p text:style-name="Unnumbered"><text:span text:style-name="Code_20_Inline">random_access_iterator_tag</text:span></text:p>
      <text:p text:style-name="Body_20_Text_20_Cont">Some of the standard algorithms use template specialization and the <text:span text:style-name="Code_20_Inline">iterator_category</text:span> to provide optimal implementations for different kinds of iterators.</text:p>
      <text:p text:style-name="Glossary_20_Head">pointer</text:p>
      <text:p text:style-name="Glossary_20_Text">A typedef that represents a pointer to a value.</text:p>
      <text:p text:style-name="Glossary_20_Head"><text:soft-page-break/>reference</text:p>
      <text:p text:style-name="Glossary_20_Text">A typedef that represents a reference to a value.</text:p>
      <text:p text:style-name="Glossary_20_Head">value_type</text:p>
      <text:p text:style-name="Glossary_20_Text">The type of values that the iterator refers to.</text:p>
      <text:p text:style-name="Body_20_Text_20_Cont"><text:span text:style-name="T3">Can you think of another traits type in the standard library?</text:span><text:span text:style-name="T1"> ~SSS The first one that I thought of is </text:span><text:span text:style-name="Code_20_Inline"><text:span text:style-name="T1">std::numeric_limits</text:span></text:span><text:span text:style-name="T1"> (Explorations 23 and 49). Another traits class that I’ve mentioned without explanation is </text:span><text:span text:style-name="Code_20_Inline"><text:span text:style-name="T1">std::char_traits</text:span></text:span><text:span text:style-name="T1"> (defined in </text:span><text:span text:style-name="Code_20_Inline"><text:span text:style-name="T1">&lt;string&gt;</text:span></text:span><text:span text:style-name="T1">). </text:span></text:p>
      <text:p text:style-name="P6">Case Study: char_traits</text:p>
      <text:p text:style-name="P7"><text:span text:style-name="T1">As mentioned in the previous section, </text:span><text:span text:style-name="Code_20_Inline"><text:span text:style-name="T1">char_traits</text:span></text:span><text:span text:style-name="T1"> is another class template that implements traits, this time of a character type (e.g., </text:span><text:span text:style-name="Code_20_Inline"><text:span text:style-name="T1">char</text:span></text:span><text:span text:style-name="T1"> or </text:span><text:span text:style-name="Code_20_Inline"><text:span text:style-name="T1">wchar_t</text:span></text:span><text:span text:style-name="T1">). Let’s take a look.</text:span></text:p>
      <text:p text:style-name="P1"><text:span text:style-name="T1">Among the difficulties in working with characters in C++ is that the </text:span><text:span text:style-name="Code_20_Inline"><text:span text:style-name="T1">char</text:span></text:span><text:span text:style-name="T1"> type might be signed or unsigned. You don’t know the size of a </text:span><text:span text:style-name="Code_20_Inline"><text:span text:style-name="T1">char</text:span></text:span><text:span text:style-name="T1"> relative to the size of an </text:span><text:span text:style-name="Code_20_Inline"><text:span text:style-name="T1">int</text:span></text:span><text:span text:style-name="T1">. You don’t know the range of valid character values. In particular, there are times when you need an integer to hold either a </text:span><text:span text:style-name="Code_20_Inline"><text:span text:style-name="T1">char</text:span></text:span><text:span text:style-name="T1"> value</text:span><text:change text:change-id="ct164961824"/><text:span text:style-name="T1"> or the special end-of-file value. Which type do you use? The time-honored convention is to use </text:span><text:span text:style-name="Code_20_Inline"><text:span text:style-name="T1">int</text:span></text:span><text:span text:style-name="T1">, but nothing in the standard supports this convention. You might need to use </text:span><text:span text:style-name="Code_20_Inline"><text:span text:style-name="T1">unsigned</text:span></text:span><text:span text:style-name="T1"> </text:span><text:span text:style-name="Code_20_Inline"><text:span text:style-name="T1">int</text:span></text:span><text:span text:style-name="T1"> or </text:span><text:span text:style-name="Code_20_Inline"><text:span text:style-name="T1">long</text:span></text:span><text:span text:style-name="T1">. You need a traits class to provide a typedef for the integer type to use, and that’s exactly what </text:span><text:span text:style-name="Code_20_Inline"><text:span text:style-name="T1">char_traits</text:span></text:span><text:span text:style-name="T1"> is for. Use </text:span><text:span text:style-name="Code_20_Inline"><text:span text:style-name="T1">std::char_traits&lt;char&gt;::int_type</text:span></text:span><text:span text:style-name="T1">, and you know you can safely store any </text:span><text:span text:style-name="Code_20_Inline"><text:span text:style-name="T1">char</text:span></text:span><text:span text:style-name="T1"> value or the end-of-file marker (which is </text:span><text:span text:style-name="Code_20_Inline"><text:span text:style-name="T1">std::char_traits&lt;char&gt;::eof()</text:span></text:span><text:span text:style-name="T1">).</text:span></text:p>
      <text:p text:style-name="P1"><text:span text:style-name="T1">The standard </text:span><text:span text:style-name="Code_20_Inline"><text:span text:style-name="T1">istream</text:span></text:span><text:span text:style-name="T1"> class has a </text:span><text:span text:style-name="Code_20_Inline"><text:span text:style-name="T1">get()</text:span></text:span><text:span text:style-name="T1"> function that returns an input character or the special end-of-file marker when there is no more input. The standard </text:span><text:span text:style-name="Code_20_Inline"><text:span text:style-name="T1">ostream </text:span></text:span><text:span text:style-name="T1">class offers </text:span><text:span text:style-name="Code_20_Inline"><text:span text:style-name="T1">put(c)</text:span></text:span><text:span text:style-name="T1"> to write a character. </text:span>Use these functions with <text:span text:style-name="Code_20_Inline">char_traits</text:span> to write a function that copies its standard input to its standard output, one character at a time.<text:span text:style-name="T1"> Call </text:span><text:span text:style-name="Code_20_Inline"><text:span text:style-name="T1">char_traits::eof()</text:span></text:span><text:span text:style-name="T1"> to obtain the special end-of-file value and </text:span><text:span text:style-name="Code_20_Inline"><text:span text:style-name="T1">char_traits::eq_int_type(a,b)</text:span></text:span><text:span text:style-name="T1"> to compare two integer representations of characters for equality. Compare your solution with Listing </text:span><text:span text:style-name="T1"><text:variable-get text:name="chapter" office:value-type="float" style:data-style-name="N0">64</text:variable-get></text:span><text:span text:style-name="T1">-</text:span><text:span text:style-name="T1"><text:reference-ref text:reference-format="text" text:ref-name="copy_file_code">4</text:reference-ref></text:span><text:span text:style-name="T1">.</text:span></text:p>
      <text:p text:style-name="Code_20_Caption"><text:span text:style-name="T1">Listing </text:span><text:span text:style-name="T1"><text:variable-get text:name="chapter" office:value-type="float" style:data-style-name="N0">64</text:variable-get></text:span><text:span text:style-name="T1">-</text:span><text:reference-mark-start text:name="copy_file_code"/><text:span text:style-name="T1"><text:sequence text:ref-name="refText3" text:name="Text" text:formula="ooow:Text+1" style:num-format="1">4</text:sequence></text:span><text:reference-mark-end text:name="copy_file_code"/><text:span text:style-name="T1">. Using character traits when copying input to output</text:span></text:p>
      <text:p text:style-name="P9">#include &lt;iostream&gt;</text:p>
      <text:p text:style-name="P2">#include &lt;istream&gt;</text:p>
      <text:p text:style-name="P2">#include &lt;ostream&gt;</text:p>
      <text:p text:style-name="P2">#include &lt;string&gt; <text:s text:c="7"/>// for char_traits</text:p>
      <text:p text:style-name="P2"/>
      <text:p text:style-name="P2">int main()</text:p>
      <text:p text:style-name="P2">{</text:p>
      <text:p text:style-name="P2"><text:s text:c="3"/>typedef std::char_traits&lt;char&gt; char_traits; // for brevity and clarity</text:p>
      <text:p text:style-name="P2"><text:s text:c="3"/>char_traits::int_type c;</text:p>
      <text:p text:style-name="P2"><text:s text:c="3"/>while (c = std::cin.get(), not char_traits::eq_int_type(c, char_traits::eof()))</text:p>
      <text:p text:style-name="P2"><text:s text:c="6"/>std::cout.put(c);</text:p>
      <text:p text:style-name="P10">}</text:p>
      <text:p text:style-name="Body_20_Text_20_Cont"><text:span text:style-name="T1">First of all, notice the loop condition. The comma serves many purposes in C++. So far, you have seen it as a separator: separating arguments in function calls, declarators in declarations, and initializers in a class’s member-initializer list. Now, the comma is an operator in an expression. The comma separates two expressions; the first sub-expression is evaluated, then </text:span><text:soft-page-break/><text:span text:style-name="T1">the second sub-expression is evaluated. The result of the entire expression is the result of </text:span><text:change-start text:change-id="ct142257672"/><text:span text:style-name="T1">the </text:span><text:change-end text:change-id="ct142257672"/><text:span text:style-name="T1">second sub-expression. In this case, the first sub-expression assigns </text:span><text:span text:style-name="Code_20_Inline"><text:span text:style-name="T1">get</text:span></text:span><text:change-start text:change-id="ct165082008"/><text:span text:style-name="Code_20_Inline"><text:span text:style-name="T1">()</text:span></text:span><text:change-end text:change-id="ct165082008"/><text:span text:style-name="T1"> to </text:span><text:span text:style-name="Code_20_Inline"><text:span text:style-name="T1">c</text:span></text:span><text:span text:style-name="T1">, and the second sub-expression call </text:span><text:span text:style-name="Code_20_Inline"><text:span text:style-name="T1">eq_int_type</text:span></text:span><text:span text:style-name="T1">, so the result of the loop condition is the return value from </text:span><text:span text:style-name="Code_20_Inline"><text:span text:style-name="T1">eq_int_type</text:span></text:span><text:span text:style-name="T1">, testing whether the result of </text:span><text:span text:style-name="Code_20_Inline"><text:span text:style-name="T1">get</text:span></text:span><text:span text:style-name="T1">, as stored in </text:span><text:span text:style-name="Code_20_Inline"><text:span text:style-name="T1">c</text:span></text:span><text:span text:style-name="T1">, is equal to the end-of-file marker. Another way to write the loop condition is:</text:span></text:p>
      <text:p text:style-name="P15">not char_traits::eq_int_type(c = std::cin.get(), char_traits::eof())</text:p>
      <text:p text:style-name="P13">But I don’t like to bury assignments in the middle of an expression, so I prefer to use the comma operator in this case. Other developers have a strong aversion to the comma operator, so they prefer the embedded assignment style. Another solution is to use a <text:span text:style-name="Code_20_Inline">for</text:span> loop instead of a <text:span text:style-name="Code_20_Inline">while </text:span>loop:</text:p>
      <text:p text:style-name="P9">for (char_traits::int_type c = std::cin.get();</text:p>
      <text:p text:style-name="P2"><text:s text:c="6"/>not char_traits::eq_int_type(c, char_traits::eof());</text:p>
      <text:p text:style-name="Code_20_Last"><text:span text:style-name="T1"><text:s text:c="6"/></text:span>c = std::cin.get()<text:span text:style-name="T1">)</text:span></text:p>
      <text:p text:style-name="Body_20_Text_20_Cont"><text:span text:style-name="T1">The </text:span><text:span text:style-name="Code_20_Inline"><text:span text:style-name="T1">for</text:span></text:span><text:span text:style-name="T1">-loop solution has the advantage of limiting the scope of the variable, </text:span><text:span text:style-name="Code_20_Inline"><text:span text:style-name="T1">c</text:span></text:span><text:span text:style-name="T1">. But it has the disadvantage of repeating the call to </text:span><text:span text:style-name="Code_20_Inline"><text:span text:style-name="T1">std::cin.get()</text:span></text:span><text:span text:style-name="T1">. Any of these solutions is acceptable; pick a style and stick with it.</text:span></text:p>
      <text:p text:style-name="Body_20_Text"><text:span text:style-name="T1">In this case, </text:span><text:span text:style-name="Code_20_Inline"><text:span text:style-name="T1">char_traits</text:span></text:span><text:span text:style-name="T1"> seems to make everything more complicated. After all, comparing two integers for equality is easier and clearer when using the </text:span><text:span text:style-name="Code_20_Inline"><text:span text:style-name="T1">==</text:span></text:span><text:span text:style-name="T1"> operator. On the other hand, using a member function gives the library-writer the opportunity for added logic, such as checking for invalid character values.</text:span></text:p>
      <text:p text:style-name="Body_20_Text"><text:span text:style-name="T1">In theory, you could write a </text:span><text:span text:style-name="Code_20_Inline"><text:span text:style-name="T1">char_traits</text:span></text:span><text:span text:style-name="T1"> specialization that, say, implements case-insensitive comparison. In that case, the </text:span><text:span text:style-name="Code_20_Inline"><text:span text:style-name="T1">eq()</text:span></text:span><text:span text:style-name="T1"> (which compares two characters for equality) and </text:span><text:span text:style-name="Code_20_Inline"><text:span text:style-name="T1">eq_int_type()</text:span></text:span><text:span text:style-name="T1"> functions would certainly need extra logic. On the other hand, you learned in Exploration 18 that such a traits class cannot be written for many international character sets, at least, not without knowing the locale.</text:span></text:p>
      <text:p text:style-name="Body_20_Text"><text:span text:style-name="T1">In the real world, specializations of </text:span><text:span text:style-name="Code_20_Inline"><text:span text:style-name="T1">char_traits</text:span></text:span><text:span text:style-name="T1"> are rare.</text:span></text:p>
      <text:p text:style-name="Body_20_Text"><text:span text:style-name="T1">The </text:span><text:span text:style-name="Code_20_Inline"><text:span text:style-name="T1">char_traits</text:span></text:span><text:span text:style-name="T1"> class template is interesting, nonetheless. A pure traits class template would implement only typedef members, static data members, and sometimes a member </text:span><text:span text:style-name="T1">function that returns a constant, such as </text:span><text:span text:style-name="Code_20_Inline"><text:span text:style-name="T1">char_traits::eof()</text:span></text:span><text:span text:style-name="T1">. Functions such as </text:span><text:span text:style-name="Code_20_Inline"><text:span text:style-name="T1">eq_int_type()</text:span></text:span><text:span text:style-name="T1"> are not traits, which describe a type. Instead they are policy functions. A policy class template contains member functions that specify behavior, or policies. The next section looks at policies.</text:span></text:p>
      <text:p text:style-name="Heading_20_1">Policy-based Programming</text:p>
      <text:p text:style-name="Body_20_Text_20_First">A <text:span text:style-name="T4">policy</text:span> is a class or class template that another class template can use to customize its behavior. In the standard library, the string and stream classes use the <text:span text:style-name="Code_20_Inline">char_traits</text:span> policy class template to obtain type-specific behavior for comparing characters, copying character arrays, and more. The standard library provides policy implementations for the <text:span text:style-name="Code_20_Inline">char</text:span> and <text:span text:style-name="Code_20_Inline">wchar_t</text:span> types.</text:p>
      <text:p text:style-name="Body_20_Text">Although the standard library provides and uses <text:span text:style-name="Code_20_Inline">char_traits</text:span>, it does not take full advantage of policy-based programming. Only in recent years has the C++ community come to embrace this style of programming, in large part, due to the popularity of Andrei Alexandrescu’s seminal work, <text:span text:style-name="T4">Modern C++ Design</text:span><text:span text:style-name="T5"> (Addison-Wesley, 2001).</text:span></text:p>
      <text:p text:style-name="Body_20_Text">Suppose you are trying to write a high-performance server. After careful design, implementation, and testing, you discover that the performance of <text:span text:style-name="Code_20_Inline">std::string</text:span> introduces significant overhead. In your particular application, memory is abundant, but processor time <text:soft-page-break/>is at a premium. Wouldn’t it be nice to be able to flip a switch and change your <text:span text:style-name="Code_20_Inline">std::string</text:span> implementation from one that is optimized for space into one that optimized for speed? Instead, you must write your own string replacement that meets your needs. In writing your own class, you end up rewriting the many member functions, such as <text:span text:style-name="Code_20_Inline">find_first_of</text:span>, that have nothing to do with your particular implementation, but are essentially the same for most string implementations. What a waste of time.</text:p>
      <text:p text:style-name="Body_20_Text">Imagine how simple your job would be if you had a string class template that took an extra template argument, whereby you could select a storage mechanism for the string, substituting memory-optimized or processor-optimized implementations according to your needs. That, in a nutshell, is what policy-based programming is all about.</text:p>
      <text:p text:style-name="Body_20_Text">A common implementation of <text:span text:style-name="Code_20_Inline">std::string</text:span> is to keep a small character array in the string object for small strings, and use dynamic memory allocation for larger strings. In order to conform to the C++ standard, these implementations cannot offer up a menu of policy template arguments that would let you, say, pick the size of the character array. So let us free ourselves from this limitation, and write a class that implements all the members of the <text:span text:style-name="Code_20_Inline">std::string</text:span> class, but breaks the standard interface by adding a policy template argument. For the sake of simplicity, this book implements only a few functions. Completing the interface of <text:span text:style-name="Code_20_Inline">std::string</text:span> is left as an exercise for the reader. Listing <text:variable-get text:name="chapter" office:value-type="float" style:data-style-name="N0">64</text:variable-get>-<text:reference-ref text:reference-format="text" text:ref-name="newstring_code">5</text:reference-ref> shows the new string class template and a few of its member functions, so you can see how it takes advantage of the <text:span text:style-name="Code_20_Inline">Storage</text:span> policy.</text:p>
      <text:p text:style-name="Code_20_Caption"><text:hidden-text text:condition="ooow:" text:string-value=".func" text:is-hidden="true"/>Listing <text:variable-get text:name="chapter" office:value-type="float" style:data-style-name="N0">64</text:variable-get>-<text:reference-mark-start text:name="newstring_code"/><text:sequence text:ref-name="refText4" text:name="Text" text:formula="ooow:Text+1" style:num-format="1">5</text:sequence><text:reference-mark-end text:name="newstring_code"/>. The <text:span text:style-name="Code_20_Inline">newstring</text:span> class template</text:p>
      <text:p text:style-name="Code_20_First">template&lt;class Char, class Storage, class Traits&gt;</text:p>
      <text:p text:style-name="Code">class newstring {</text:p>
      <text:p text:style-name="Code">public:</text:p>
      <text:p text:style-name="Code"><text:s text:c="3"/>typedef Char value_type;</text:p>
      <text:p text:style-name="Code"><text:s text:c="3"/>typedef std::size_t size_type;</text:p>
      <text:p text:style-name="Code"><text:s text:c="3"/>typedef typename Storage::iterator iterator;</text:p>
      <text:p text:style-name="Code"><text:s text:c="3"/>typedef typename Storage::const_iterator const_iterator;</text:p>
      <text:p text:style-name="Code"><text:s text:c="3"/>newstring(Storage const&amp; storage = Storage()) : storage_(storage) {}</text:p>
      <text:p text:style-name="Code"><text:s text:c="3"/>newstring(newstring const&amp; str) : storage_(str.storage_) {}</text:p>
      <text:p text:style-name="Code"><text:s text:c="3"/>newstring(Char const* ptr, size_type size) : storage_() {</text:p>
      <text:p text:style-name="Code"><text:s text:c="6"/>resize(size);</text:p>
      <text:p text:style-name="Code"><text:s text:c="6"/>std::copy(ptr, ptr + size, begin());</text:p>
      <text:p text:style-name="Code"><text:s text:c="3"/>}</text:p>
      <text:p text:style-name="Code"><text:s/></text:p>
      <text:p text:style-name="Code"><text:s text:c="3"/>static const size_type npos = static_cast&lt;size_type&gt;(-1);</text:p>
      <text:p text:style-name="Code"/>
      <text:p text:style-name="Code"><text:s text:c="3"/>newstring&amp; operator=(newstring str) { swap(str); return *this; }</text:p>
      <text:p text:style-name="Code"><text:s text:c="3"/>newstring&amp; operator=(std::string const&amp; str) {</text:p>
      <text:p text:style-name="Code"><text:s text:c="6"/>return *this = newstring(str.data(), str.size());</text:p>
      <text:p text:style-name="Code"><text:s text:c="3"/>}</text:p>
      <text:p text:style-name="Code"><text:s text:c="3"/>void swap(newstring&amp; str) { storage_.swap(str.storage_); }</text:p>
      <text:p text:style-name="Code"/>
      <text:p text:style-name="Code"><text:s text:c="3"/>Char operator[](size_type i) const { return *(storage_.begin() + i); }</text:p>
      <text:p text:style-name="Code"><text:s text:c="3"/>Char&amp; operator[](size_type i) <text:s text:c="5"/><text:change text:change-id="ct156799176"/>{ return *(storage_.begin() + i); }</text:p>
      <text:p text:style-name="Code"/>
      <text:p text:style-name="Code"><text:s text:c="3"/>void resize(size_type size, Char value = Char()) {<text:change-start text:change-id="ct164935752"/></text:p>
      <text:p text:style-name="Code"><text:s text:c="4"/><text:change-end text:change-id="ct164935752"/><text:s/>storage_.resize(size, value);<text:change-start text:change-id="ct140804128"/></text:p>
      <text:p text:style-name="Code"><text:s text:c="2"/><text:change-end text:change-id="ct140804128"/><text:change text:change-id="ct140780528"/>}</text:p>
      <text:p text:style-name="Code"><text:s text:c="3"/>void reserve(size_type size) { storage_.reserve(size); }</text:p>
      <text:p text:style-name="Code"><text:soft-page-break/><text:s text:c="3"/>size_type size() const <text:s text:c="6"/><text:change text:change-id="ct163029936"/>{ return storage_.end() - storage_.begin(); }</text:p>
      <text:p text:style-name="Code"><text:s text:c="3"/>size_type max_size() const <text:s/><text:change-start text:change-id="ct144103592"/><text:s/><text:change-end text:change-id="ct144103592"/>{ return storage_.max_size(); }</text:p>
      <text:p text:style-name="Code"/>
      <text:p text:style-name="Code"><text:s text:c="3"/>Char const* c_str() const { return storage_.c_str(); }</text:p>
      <text:p text:style-name="Code"><text:s text:c="3"/>Char const* data() const <text:s/>{ return storage_.c_str(); }</text:p>
      <text:p text:style-name="Code"/>
      <text:p text:style-name="Code"><text:s text:c="3"/>iterator begin()<text:change-start text:change-id="ct175661056"/> <text:s text:c="11"/><text:change-end text:change-id="ct175661056"/><text:s/>{ return storage_.begin(); }</text:p>
      <text:p text:style-name="Code"><text:s text:c="3"/>const_iterator begin() const { return storage_.begin(); }</text:p>
      <text:p text:style-name="Code"><text:s text:c="3"/>iterator end() <text:change-start text:change-id="ct162965824"/><text:s text:c="14"/><text:change-end text:change-id="ct162965824"/>{ return storage_.end(); }</text:p>
      <text:p text:style-name="Code"><text:s text:c="3"/>const_iterator end() const <text:change-start text:change-id="ct155065168"/><text:s text:c="2"/><text:change-end text:change-id="ct155065168"/>{ return storage_.end(); }</text:p>
      <text:p text:style-name="Code"/>
      <text:p text:style-name="Code"><text:s text:c="3"/>size_type find(newstring const&amp; s, size_type pos = 0) const {</text:p>
      <text:p text:style-name="Code"><text:s text:c="6"/>pos = std::min(pos, size());</text:p>
      <text:p text:style-name="Code"><text:s text:c="6"/>const_iterator result( std::search(begin() + pos, end(),<text:change-start text:change-id="ct160871168"/></text:p>
      <text:p text:style-name="Code"><text:s text:c="28"/><text:change-end text:change-id="ct160871168"/><text:s/>s.begin(), s.end(), Traits::eq) );</text:p>
      <text:p text:style-name="Code"><text:s text:c="6"/>if (result == end())</text:p>
      <text:p text:style-name="Code"><text:s text:c="9"/>return npos;</text:p>
      <text:p text:style-name="Code"><text:s text:c="6"/>else</text:p>
      <text:p text:style-name="Code"><text:s text:c="9"/>return result - begin();</text:p>
      <text:p text:style-name="Code"><text:s text:c="3"/>}</text:p>
      <text:p text:style-name="Code"><text:s text:c="9"/></text:p>
      <text:p text:style-name="Code">private:</text:p>
      <text:p text:style-name="Code"><text:s text:c="3"/>Storage storage_;</text:p>
      <text:p text:style-name="Code">};</text:p>
      <text:p text:style-name="Code"/>
      <text:p text:style-name="Code">template&lt;class Traits&gt;</text:p>
      <text:p text:style-name="Code">class newstringcmp</text:p>
      <text:p text:style-name="Code">{</text:p>
      <text:p text:style-name="Code">public:</text:p>
      <text:p text:style-name="Code"><text:s text:c="3"/>bool operator()(typename Traits::value_type a, typename Traits::value_type b)<text:change-start text:change-id="ct165309680"/></text:p>
      <text:p text:style-name="Code"><text:s text:c="2"/><text:change-end text:change-id="ct165309680"/><text:s/>const</text:p>
      <text:p text:style-name="Code"><text:s text:c="3"/>{</text:p>
      <text:p text:style-name="Code"><text:s text:c="6"/>return Traits::cmp(a, b) &lt; 0;</text:p>
      <text:p text:style-name="Code"><text:s text:c="3"/>}</text:p>
      <text:p text:style-name="Code">};</text:p>
      <text:p text:style-name="Code"/>
      <text:p text:style-name="Code">template&lt;class Char, class Storage1, class Storage2, class Traits&gt;</text:p>
      <text:p text:style-name="Code">bool operator &lt;(newstring&lt;Char, Storage1, Traits&gt; const&amp; a,</text:p>
      <text:p text:style-name="Code"><text:s text:c="16"/>newstring&lt;Char, Storage2, Traits&gt; const&amp; b)</text:p>
      <text:p text:style-name="Code">{</text:p>
      <text:p text:style-name="Code"><text:s text:c="3"/>return std::lexicographical_compare(a.begin(), a.end(), b.begin(), b.end(),</text:p>
      <text:p text:style-name="Code"><text:s text:c="39"/>newstringcmp&lt;Traits&gt;());</text:p>
      <text:p text:style-name="Code">}</text:p>
      <text:p text:style-name="Code"/>
      <text:p text:style-name="Code">template&lt;class Char, class Storage1, class Storage2, class Traits&gt;</text:p>
      <text:p text:style-name="Code">bool operator ==(newstring&lt;Char, Storage1, Traits&gt; const&amp; a,</text:p>
      <text:p text:style-name="Code"><text:s text:c="17"/>newstring&lt;Char, Storage2, Traits&gt; const&amp; b)</text:p>
      <text:p text:style-name="Code">{</text:p>
      <text:p text:style-name="Code"><text:s text:c="3"/>return std::equal(a.begin(), a.end(), b.begin(), b.end(), Traits::eq);</text:p>
      <text:p text:style-name="Code_20_Last">}</text:p>
      <text:p text:style-name="Body_20_Text_20_Cont">The <text:span text:style-name="Code_20_Inline">newstring</text:span> class relies on <text:span text:style-name="Code_20_Inline">Traits </text:span>for comparing characters and <text:span text:style-name="Code_20_Inline">Storage </text:span>for storing them. The <text:span text:style-name="Code_20_Inline">Storage</text:span> policy must provide iterators for accessing the characters themselves<text:change text:change-id="ct173009968"/> and a few <text:soft-page-break/>basic member functions (<text:span text:style-name="Code_20_Inline">data</text:span>, <text:span text:style-name="Code_20_Inline">max_size</text:span>, <text:span text:style-name="Code_20_Inline">reserve</text:span>, <text:span text:style-name="Code_20_Inline">resize</text:span>, <text:span text:style-name="Code_20_Inline">swap</text:span>), and the <text:span text:style-name="Code_20_Inline">newstring</text:span> class provides the public interface, such as the assignment operator and search member functions.</text:p>
      <text:p text:style-name="Body_20_Text">Public comparison functions use standard algorithms and <text:span text:style-name="Code_20_Inline">Traits</text:span> for comparisons. Notice how the comparison functions require their two operands to have the same <text:span text:style-name="Code_20_Inline">Traits</text:span> (otherwise, how could the strings be meaningfully compared?) but allow different <text:span text:style-name="Code_20_Inline">Storage</text:span>. It doesn’t matter how the strings store their contents if you want to know only whether two strings contain the same characters.</text:p>
      <text:p text:style-name="Body_20_Text">The next step is to write some storage policy templates. The storage policy is parameterized on the character type. The simplest <text:span text:style-name="Code_20_Inline">Storage</text:span> is <text:span text:style-name="Code_20_Inline">vector_storage</text:span>, which stores the string contents in a <text:span text:style-name="Code_20_Inline">vector</text:span>. In order to simplify the implementation of <text:span text:style-name="Code_20_Inline">c_str</text:span>, the vector stores a trailing null character. Listing <text:variable-get text:name="chapter" office:value-type="float" style:data-style-name="N0">64</text:variable-get>-<text:reference-ref text:reference-format="text" text:ref-name="vector_storage_code">6</text:reference-ref> shows part of an implementation of <text:span text:style-name="Code_20_Inline">vector_storage</text:span>. You can complete the implementation on your own.</text:p>
      <text:p text:style-name="Code_20_Caption"><text:hidden-text text:condition="ooow:" text:string-value=".func" text:is-hidden="true"/>Listing <text:variable-get text:name="chapter" office:value-type="float" style:data-style-name="N0">64</text:variable-get>-<text:reference-mark-start text:name="vector_storage_code"/><text:sequence text:ref-name="refText5" text:name="Text" text:formula="ooow:Text+1" style:num-format="1">6</text:sequence><text:reference-mark-end text:name="vector_storage_code"/>. The <text:span text:style-name="Code_20_Inline">vector_storage</text:span> class template</text:p>
      <text:p text:style-name="Code_20_First">#include &lt;vector&gt;</text:p>
      <text:p text:style-name="Code"/>
      <text:p text:style-name="Code">template&lt;class Char&gt;</text:p>
      <text:p text:style-name="Code">class vector_storage {</text:p>
      <text:p text:style-name="Code">public:</text:p>
      <text:p text:style-name="Code"><text:s text:c="3"/>typedef std::size_t size_type;</text:p>
      <text:p text:style-name="Code"><text:s text:c="3"/>typedef Char value_type;</text:p>
      <text:p text:style-name="Code"><text:s text:c="3"/>typedef typename std::vector&lt;Char&gt;::iterator iterator;</text:p>
      <text:p text:style-name="Code"><text:s text:c="3"/>typedef typename std::vector&lt;Char&gt;::const_iterator const_iterator;</text:p>
      <text:p text:style-name="Code"/>
      <text:p text:style-name="Code"><text:s text:c="3"/>vector_storage() : string_(1, Char()) {}</text:p>
      <text:p text:style-name="Code"/>
      <text:p text:style-name="Code"><text:s text:c="3"/>void swap(vector_storage&amp; storage) { string_.swap(storage.string_); }</text:p>
      <text:p text:style-name="Code"><text:s text:c="3"/>size_type max_size() const { return string_.max_size() - 1; }</text:p>
      <text:p text:style-name="Code"><text:s text:c="3"/>void reserve(size_type size) { string_.reserve(size + 1); }</text:p>
      <text:p text:style-name="Code"><text:s text:c="3"/>void resize(size_type newsize, value_type value) {</text:p>
      <text:p text:style-name="Code"><text:s text:c="6"/>// if the string grows, overwrite the null character, then resize</text:p>
      <text:p text:style-name="Code"><text:s text:c="6"/>if (newsize &gt;= string_.size()) {</text:p>
      <text:p text:style-name="Code"><text:s text:c="9"/>string_[string_.size() - 1] = value;</text:p>
      <text:p text:style-name="Code"><text:s text:c="9"/>string_.resize(newsize + 1, value);</text:p>
      <text:p text:style-name="Code"><text:s text:c="6"/>}</text:p>
      <text:p text:style-name="Code"><text:s text:c="6"/>string_[string_.size() - 1] = Char();</text:p>
      <text:p text:style-name="Code"><text:s text:c="3"/>}</text:p>
      <text:p text:style-name="Code"><text:s text:c="3"/>Char const* c_str() const { return &amp;string_[0]; }</text:p>
      <text:p text:style-name="Code"/>
      <text:p text:style-name="Code"><text:s text:c="3"/>iterator begin() <text:change-start text:change-id="ct157102040"/><text:s text:c="12"/><text:change-end text:change-id="ct157102040"/>{ return string_.begin(); }</text:p>
      <text:p text:style-name="Code"><text:s text:c="3"/>const_iterator begin() const { return string_.begin(); }</text:p>
      <text:p text:style-name="Code"><text:s text:c="3"/>// Skip over the trailing null character at the end of the vector</text:p>
      <text:p text:style-name="Code"><text:s text:c="3"/>iterator end() <text:change-start text:change-id="ct165224528"/><text:s text:c="14"/><text:change-end text:change-id="ct165224528"/>{ return string_.end() - 1; }</text:p>
      <text:p text:style-name="Code"><text:s text:c="3"/>const_iterator end() const <text:change-start text:change-id="ct175692688"/><text:s text:c="2"/><text:change-end text:change-id="ct175692688"/>{ return string_.end() - 1; }</text:p>
      <text:p text:style-name="Code"/>
      <text:p text:style-name="Code">private:</text:p>
      <text:p text:style-name="Code"><text:s text:c="3"/>std::vector&lt;Char&gt; string_;</text:p>
      <text:p text:style-name="Code_20_Last">};</text:p>
      <text:p text:style-name="Body_20_Text_20_Cont">The only difficulty in writing <text:span text:style-name="Code_20_Inline">vector_storage</text:span> is that the vector stores a trailing null byte, so the <text:span text:style-name="Code_20_Inline">c_str</text:span> function can return a valid C-style character array. Therefore, the <text:span text:style-name="Code_20_Inline">end </text:span>function has to adjust the iterator that it returns.</text:p>
      <text:p text:style-name="Body_20_Text"><text:soft-page-break/>Another possibility for a storage policy is <text:span text:style-name="Code_20_Inline">deque_storage</text:span>, which is just like <text:span text:style-name="Code_20_Inline">vector_storage</text:span>, except it uses a <text:span text:style-name="Code_20_Inline">deque</text:span>. Because a <text:span text:style-name="Code_20_Inline">deque</text:span> does not stores its data in a single array, <text:span text:style-name="Code_20_Inline">deque_storage</text:span> does not need the added complexity of an extra null character, but it does need a new <text:span text:style-name="Code_20_Inline">c_str</text:span> function, which must allocate a single character array, copy the string into that array, and return a pointer to the array. It must therefore manage the memory for that array. <text:span text:style-name="T3">Write </text:span><text:change-start text:change-id="ct154857640"/><text:span text:style-name="Code_20_Inline"><text:span text:style-name="T3">deque_storage</text:span></text:span><text:change-end text:change-id="ct154857640"/><text:span text:style-name="T6">. Compare your result with mine in Listing </text:span><text:span text:style-name="T6"><text:variable-get text:name="chapter" office:value-type="float" style:data-style-name="N0">64</text:variable-get></text:span><text:span text:style-name="T6">-</text:span><text:span text:style-name="T6"><text:reference-ref text:reference-format="text" text:ref-name="deque_storage_code">7</text:reference-ref></text:span><text:span text:style-name="T6">.</text:span></text:p>
      <text:p text:style-name="P14"><text:span text:style-name="T1"><text:hidden-text text:condition="ooow:" text:string-value=".func" text:is-hidden="true"/></text:span><text:span text:style-name="T1">Listing </text:span><text:span text:style-name="T1"><text:variable-get text:name="chapter" office:value-type="float" style:data-style-name="N0">64</text:variable-get></text:span><text:span text:style-name="T1">-</text:span><text:reference-mark-start text:name="deque_storage_code"/><text:span text:style-name="T1"><text:sequence text:ref-name="refText6" text:name="Text" text:formula="ooow:Text+1" style:num-format="1">7</text:sequence></text:span><text:reference-mark-end text:name="deque_storage_code"/><text:span text:style-name="T1">. The deque_storage class template.</text:span></text:p>
      <text:p text:style-name="Code_20_First">template&lt;class Char&gt;</text:p>
      <text:p text:style-name="Code">class deque_storage {</text:p>
      <text:p text:style-name="Code">public:</text:p>
      <text:p text:style-name="Code"><text:s text:c="3"/>typedef std::size_t size_type;</text:p>
      <text:p text:style-name="Code"><text:s text:c="3"/>typedef Char value_type;</text:p>
      <text:p text:style-name="Code"><text:s text:c="3"/>typedef typename std::deque&lt;Char&gt;::iterator iterator;</text:p>
      <text:p text:style-name="Code"><text:s text:c="3"/>typedef typename std::deque&lt;Char&gt;::const_iterator const_iterator;</text:p>
      <text:p text:style-name="Code"/>
      <text:p text:style-name="Code"><text:s text:c="3"/>deque_storage() : string_() {}</text:p>
      <text:p text:style-name="Code"/>
      <text:p text:style-name="Code"><text:s text:c="3"/>void swap(deque_storage&amp; storage) { string_.swap(storage.string_); }</text:p>
      <text:p text:style-name="Code"><text:s text:c="3"/>size_type max_size() const<text:change-start text:change-id="ct155520200"/> <text:s text:c="6"/><text:change-end text:change-id="ct155520200"/><text:s/>{ return string_.max_size(); }</text:p>
      <text:p text:style-name="Code"><text:s text:c="3"/>void reserve(size_type size) <text:change-start text:change-id="ct160440816"/><text:s text:c="5"/><text:change-end text:change-id="ct160440816"/>{ string_.reserve(size); }</text:p>
      <text:p text:style-name="Code"><text:s text:c="3"/>void resize(size_type size, value_type value) { string_.resize(size, value); }</text:p>
      <text:p text:style-name="Code"><text:s text:c="3"/>Char const* c_str() const {</text:p>
      <text:p text:style-name="Code"><text:s text:c="6"/>data_.assign(begin(), end()); </text:p>
      <text:p text:style-name="Code"><text:s text:c="6"/>data_.push_back(Char());</text:p>
      <text:p text:style-name="Code"><text:s text:c="6"/>return &amp;data_[0];</text:p>
      <text:p text:style-name="Code"><text:s text:c="3"/>}</text:p>
      <text:p text:style-name="Code"/>
      <text:p text:style-name="Code"><text:s text:c="3"/>iterator begin() <text:change-start text:change-id="ct165085144"/><text:s text:c="12"/><text:change-end text:change-id="ct165085144"/>{ return string_.begin(); }</text:p>
      <text:p text:style-name="Code"><text:s text:c="3"/>const_iterator begin() const { return string_.begin(); }</text:p>
      <text:p text:style-name="Code"><text:s text:c="3"/>iterator end()<text:change-start text:change-id="ct141673992"/> <text:s text:c="13"/><text:change-end text:change-id="ct141673992"/><text:s/>{ return string_.end(); }</text:p>
      <text:p text:style-name="Code"><text:s text:c="3"/>const_iterator end() const <text:change-start text:change-id="ct157509360"/><text:s text:c="2"/><text:change-end text:change-id="ct157509360"/>{ return string_.end(); <text:s/>}</text:p>
      <text:p text:style-name="Code"/>
      <text:p text:style-name="Code">private:</text:p>
      <text:p text:style-name="Code"><text:s text:c="3"/>std::deque&lt;Char&gt; string_;</text:p>
      <text:p text:style-name="Code"><text:s text:c="3"/>std::vector&lt;Char&gt; data_;</text:p>
      <text:p text:style-name="Code_20_Last">};</text:p>
      <text:p text:style-name="P12"><text:span text:style-name="T6">If no one ever calls the </text:span><text:span text:style-name="Code_20_Inline"><text:span text:style-name="T6">c_str</text:span></text:span><text:span text:style-name="T6"> function, the </text:span><text:span text:style-name="Code_20_Inline"><text:span text:style-name="T6">data_</text:span></text:span><text:span text:style-name="T6"> vector is never created. On the other hand, the </text:span><text:span text:style-name="Code_20_Inline"><text:span text:style-name="T6">c_str</text:span></text:span><text:span text:style-name="T6"> function recreates the vector every time it is called. The first improvement to make would be to recreate the </text:span><text:span text:style-name="Code_20_Inline"><text:span text:style-name="T6">data_</text:span></text:span><text:span text:style-name="T6"> vector only if the </text:span><text:span text:style-name="Code_20_Inline"><text:span text:style-name="T6">string_</text:span></text:span><text:span text:style-name="T6"> has changed since the last call to </text:span><text:span text:style-name="Code_20_Inline"><text:span text:style-name="T6">c_str</text:span></text:span><text:span text:style-name="T6">. I leave this improvement as an exercise for the reader.</text:span></text:p>
      <text:p text:style-name="Body_20_Text">Returning to the original problem, that of a high-performance server that makes heavy use of small strings, a policy to consider is <text:span text:style-name="Code_20_Inline">array_storage</text:span>. By replacing <text:span text:style-name="Code_20_Inline">vector</text:span> with a C-style array, you can eliminate all dynamic memory allocation, but at the cost of more memory usage if most strings are smaller than the array size, or array overflow if you have strings that exceed the array size. Thus, careful choice of array size is critical for success. <text:span text:style-name="T3">Write the </text:span><text:span text:style-name="Code_20_Inline"><text:span text:style-name="T3">array_storage</text:span></text:span><text:span text:style-name="T3"> class template so it takes the array size as a template argument</text:span>. One significant change is that the storage class template will need to keep track of the actual string size. See Listing <text:variable-get text:name="chapter" office:value-type="float" style:data-style-name="N0">64</text:variable-get>-<text:reference-ref text:reference-format="text" text:ref-name="array_storage_plain_code">8</text:reference-ref> for one simple implementation of <text:span text:style-name="Code_20_Inline">array_storage</text:span>.</text:p>
      <text:p text:style-name="Code_20_Caption"><text:soft-page-break/><text:hidden-text text:condition="ooow:" text:string-value=".func" text:is-hidden="true"/>Listing <text:variable-get text:name="chapter" office:value-type="float" style:data-style-name="N0">64</text:variable-get>-<text:reference-mark-start text:name="array_storage_plain_code"/><text:sequence text:ref-name="refText7" text:name="Text" text:formula="ooow:Text+1" style:num-format="1">8</text:sequence><text:reference-mark-end text:name="array_storage_plain_code"/>. The <text:span text:style-name="Code_20_Inline">array_storage</text:span> class template</text:p>
      <text:p text:style-name="Code_20_First">#include &lt;algorithm&gt;</text:p>
      <text:p text:style-name="Code">#include &lt;cstdlib&gt;</text:p>
      <text:p text:style-name="Code">#include &lt;stdexcept&gt;</text:p>
      <text:p text:style-name="Code"/>
      <text:p text:style-name="Code">template&lt;class Char, std::size_t MaxSize&gt;</text:p>
      <text:p text:style-name="Code">class array_storage {</text:p>
      <text:p text:style-name="Code">public:</text:p>
      <text:p text:style-name="Code"><text:s text:c="3"/>typedef Char array_type[MaxSize];</text:p>
      <text:p text:style-name="Code"><text:s text:c="3"/>typedef std::size_t size_type;</text:p>
      <text:p text:style-name="Code"><text:s text:c="3"/>typedef Char value_type;</text:p>
      <text:p text:style-name="Code"><text:s text:c="3"/>typedef Char* iterator;</text:p>
      <text:p text:style-name="Code"><text:s text:c="3"/>typedef Char const* const_iterator;</text:p>
      <text:p text:style-name="Code"/>
      <text:p text:style-name="Code"><text:s text:c="3"/>array_storage() : size_(0), string_() { string_[0] = Char(); }</text:p>
      <text:p text:style-name="Code"/>
      <text:p text:style-name="Code"><text:s text:c="3"/>void swap(array_storage&amp; storage) {</text:p>
      <text:p text:style-name="Code"><text:s text:c="6"/>// linear complexity</text:p>
      <text:p text:style-name="Code"><text:s text:c="6"/>std::swap_ranges(string_.begin(), string_.end(), storage.string_.begin());</text:p>
      <text:p text:style-name="Code"><text:s text:c="6"/>std::swap(size_, storage.size_);</text:p>
      <text:p text:style-name="Code"><text:s text:c="3"/>}</text:p>
      <text:p text:style-name="Code"><text:s text:c="3"/>size_type max_size() const { return MaxSize - 1; }</text:p>
      <text:p text:style-name="Code"><text:s text:c="3"/>void reserve(size_type size) {<text:change-start text:change-id="ct157898872"/></text:p>
      <text:p text:style-name="Code"><text:s text:c="4"/><text:change-end text:change-id="ct157898872"/><text:s/>if (size &gt; max_size()) throw std::length_error("reserve");<text:change-start text:change-id="ct153701376"/></text:p>
      <text:p text:style-name="Code"><text:s text:c="2"/><text:change-end text:change-id="ct153701376"/><text:s/>}</text:p>
      <text:p text:style-name="Code"><text:s text:c="3"/>void resize(size_type newsize, value_type value) {</text:p>
      <text:p text:style-name="Code"><text:s text:c="6"/>if (newsize &gt; max_size())</text:p>
      <text:p text:style-name="Code"><text:s text:c="9"/>throw std::length_error("resize");</text:p>
      <text:p text:style-name="Code"><text:s text:c="6"/>if (newsize &gt; size_)</text:p>
      <text:p text:style-name="Code"><text:s text:c="9"/>std::fill(begin() + size_, begin() + newsize, value);</text:p>
      <text:p text:style-name="Code"><text:s text:c="6"/>size_ = newsize;</text:p>
      <text:p text:style-name="Code"><text:s text:c="6"/>string_[size_] = Char();</text:p>
      <text:p text:style-name="Code"><text:s text:c="3"/>}</text:p>
      <text:p text:style-name="Code"><text:s text:c="3"/>Char const* c_str() const { return &amp;string_[0]; }</text:p>
      <text:p text:style-name="Code"/>
      <text:p text:style-name="Code"><text:s text:c="3"/>iterator begin() <text:change-start text:change-id="ct151504640"/><text:s text:c="12"/><text:change-end text:change-id="ct151504640"/>{ return &amp;string_[0]; }</text:p>
      <text:p text:style-name="Code"><text:s text:c="3"/>const_iterator begin() const { return &amp;string_[0]; }</text:p>
      <text:p text:style-name="Code"><text:s text:c="3"/>iterator end()<text:change-start text:change-id="ct157504528"/> <text:s text:c="13"/><text:change-end text:change-id="ct157504528"/><text:s/>{ return begin() + size_; }</text:p>
      <text:p text:style-name="Code"><text:s text:c="3"/>const_iterator end() const <text:change-start text:change-id="ct155384928"/><text:s text:c="2"/><text:change-end text:change-id="ct155384928"/>{ return begin() + size_; <text:s/>}</text:p>
      <text:p text:style-name="Code"/>
      <text:p text:style-name="Code">private:</text:p>
      <text:p text:style-name="Code"><text:s text:c="3"/>size_type size_;</text:p>
      <text:p text:style-name="Code"><text:s text:c="3"/>array_type string_;</text:p>
      <text:p text:style-name="Code">};</text:p>
      <text:p text:style-name="Body_20_Text">If you have a TR1 or Boost <text:change-start text:change-id="ct152144304"/><text:span text:style-name="Code_20_Inline">array </text:span><text:change-end text:change-id="ct152144304"/>class template, you can take advantage of it for the <text:change-start text:change-id="ct160421776"/><text:span text:style-name="Code_20_Inline">array_storage</text:span><text:change-end text:change-id="ct160421776"/> class template. The advantage is that you can use iterators instead of pointers, as shown in Listing <text:variable-get text:name="chapter" office:value-type="float" style:data-style-name="N0">64</text:variable-get>-<text:reference-ref text:reference-format="text" text:ref-name="array_storage_code">9</text:reference-ref>.</text:p>
      <text:p text:style-name="Code_20_Caption"><text:hidden-text text:condition="ooow:" text:string-value=".func" text:is-hidden="true"/>Listing <text:variable-get text:name="chapter" office:value-type="float" style:data-style-name="N0">64</text:variable-get>-<text:reference-mark-start text:name="array_storage_code"/><text:sequence text:ref-name="refText8" text:name="Text" text:formula="ooow:Text+1" style:num-format="1">9</text:sequence><text:reference-mark-end text:name="array_storage_code"/>. The <text:span text:style-name="Code_20_Inline">array_storage</text:span> class template, based on <text:span text:style-name="Code_20_Inline">array&lt;&gt;</text:span> </text:p>
      <text:p text:style-name="Code_20_First">#include &lt;algorithm&gt;</text:p>
      <text:p text:style-name="Code">#include &lt;cstdlib&gt;</text:p>
      <text:p text:style-name="Code">#include &lt;stdexcept&gt;</text:p>
      <text:p text:style-name="Code"><text:soft-page-break/>#include &lt;tr1/array&gt;</text:p>
      <text:p text:style-name="Code"/>
      <text:p text:style-name="Code">template&lt;class Char, std::size_t MaxSize&gt;</text:p>
      <text:p text:style-name="Code">class array_storage {</text:p>
      <text:p text:style-name="Code">public:</text:p>
      <text:p text:style-name="Code"><text:s text:c="3"/>typedef std::tr1::array&lt;Char, MaxSize&gt; array_type;</text:p>
      <text:p text:style-name="Code"><text:s text:c="3"/>typedef std::size_t size_type;</text:p>
      <text:p text:style-name="Code"><text:s text:c="3"/>typedef Char value_type;</text:p>
      <text:p text:style-name="Code"><text:s text:c="3"/>typedef typename array_type::iterator iterator;</text:p>
      <text:p text:style-name="Code"><text:s text:c="3"/>typedef typename array_type::const_iterator const_iterator;</text:p>
      <text:p text:style-name="Code"/>
      <text:p text:style-name="Code"><text:s text:c="3"/>array_storage() : size_(0), string_() { string_[0] = Char(); }</text:p>
      <text:p text:style-name="Code"/>
      <text:p text:style-name="Code"><text:s text:c="3"/>void swap(array_storage&amp; storage) {</text:p>
      <text:p text:style-name="Code"><text:s text:c="6"/>string_.swap(storage.string_);</text:p>
      <text:p text:style-name="Code"><text:s text:c="6"/>std::swap(size_, storage.size_);</text:p>
      <text:p text:style-name="Code"><text:s text:c="3"/>}</text:p>
      <text:p text:style-name="Code"><text:s text:c="3"/>size_type max_size() const { return string_.max_size() - 1; }</text:p>
      <text:p text:style-name="Code"><text:s text:c="3"/>void reserve(size_type size) {<text:change-start text:change-id="ct161055120"/></text:p>
      <text:p text:style-name="Code"><text:s text:c="4"/><text:change-end text:change-id="ct161055120"/><text:s/>if (size &gt; max_size()) throw std::length_error("reserve");<text:change-start text:change-id="ct155749888"/></text:p>
      <text:p text:style-name="Code"><text:s text:c="2"/><text:change-end text:change-id="ct155749888"/><text:s/>}</text:p>
      <text:p text:style-name="Code"><text:s text:c="3"/>void resize(size_type newsize, value_type value) {</text:p>
      <text:p text:style-name="Code"><text:s text:c="6"/>if (newsize &gt; max_size())</text:p>
      <text:p text:style-name="Code"><text:s text:c="9"/>throw std::length_error("resize");</text:p>
      <text:p text:style-name="Code"><text:s text:c="6"/>if (newsize &gt; size_)</text:p>
      <text:p text:style-name="Code"><text:s text:c="9"/>std::fill(begin() + size_, begin() + newsize, value);</text:p>
      <text:p text:style-name="Code"><text:s text:c="6"/>size_ = newsize;</text:p>
      <text:p text:style-name="Code"><text:s text:c="6"/>string_[size_] = Char();</text:p>
      <text:p text:style-name="Code"><text:s text:c="3"/>}</text:p>
      <text:p text:style-name="Code"><text:s text:c="3"/>Char const* c_str() const { return &amp;string_[0]; }</text:p>
      <text:p text:style-name="Code"/>
      <text:p text:style-name="Code"><text:s text:c="3"/>iterator begin() <text:change-start text:change-id="ct165429584"/><text:s text:c="12"/><text:change-end text:change-id="ct165429584"/>{ return string_.begin(); }</text:p>
      <text:p text:style-name="Code"><text:s text:c="3"/>const_iterator begin() const { return string_.begin(); }</text:p>
      <text:p text:style-name="Code"><text:s text:c="3"/>iterator end()<text:change-start text:change-id="ct172974976"/> <text:s text:c="13"/><text:change-end text:change-id="ct172974976"/><text:s/>{ return begin() + size_; }</text:p>
      <text:p text:style-name="Code"><text:s text:c="3"/>const_iterator end() const <text:change-start text:change-id="ct151947472"/><text:s text:c="2"/><text:change-end text:change-id="ct151947472"/>{ return begin() + size_; <text:s/>}</text:p>
      <text:p text:style-name="Code"/>
      <text:p text:style-name="Code">private:</text:p>
      <text:p text:style-name="Code"><text:s text:c="3"/>size_type size_;</text:p>
      <text:p text:style-name="Code"><text:s text:c="3"/>array_type string_;</text:p>
      <text:p text:style-name="Code">};</text:p>
      <text:p text:style-name="Body_20_Text">One difficulty when writing new string classes is that you must write new I/O functions, too. Unfortunately, this takes a fair bit of work and a solid understanding of the stream class templates and stream buffers. A quick-and-dirty implementation, however, is to use a temporary <text:span text:style-name="Code_20_Inline">std::string</text:span> intermediary. On input, read into <text:span text:style-name="Code_20_Inline">std::string</text:span> and assign the string contents to a <text:span text:style-name="Code_20_Inline">newstring</text:span>. For output, copy <text:span text:style-name="Code_20_Inline">newstring</text:span> to <text:span text:style-name="Code_20_Inline">std::string</text:span> and write the <text:span text:style-name="Code_20_Inline">std::string</text:span>. For production code, you would want to avoid the extra copy of the string, but for now, it gets you up and running quickly. <text:span text:style-name="T3">Write input and output function templates for reading and writing </text:span><text:change-start text:change-id="ct153679032"/><text:span text:style-name="Code_20_Inline"><text:span text:style-name="T3">newstring </text:span></text:span><text:change-end text:change-id="ct153679032"/><text:span text:style-name="T3">objects</text:span><text:span text:style-name="T1">. Compare your functions with Listing </text:span><text:span text:style-name="T1"><text:variable-get text:name="chapter" office:value-type="float" style:data-style-name="N0">64</text:variable-get></text:span><text:span text:style-name="T1">-</text:span><text:span text:style-name="T1"><text:reference-ref text:reference-format="text" text:ref-name="io_newstring_code">10</text:reference-ref></text:span><text:span text:style-name="T1">.</text:span></text:p>
      <text:p text:style-name="Code_20_Caption"><text:hidden-text text:condition="ooow:" text:string-value=".func" text:is-hidden="true"/><text:span text:style-name="T1">Listing </text:span><text:span text:style-name="T1"><text:variable-get text:name="chapter" office:value-type="float" style:data-style-name="N0">64</text:variable-get></text:span><text:span text:style-name="T1">-</text:span><text:reference-mark-start text:name="io_newstring_code"/><text:span text:style-name="T1"><text:sequence text:ref-name="refText9" text:name="Text" text:formula="ooow:Text+1" style:num-format="1">10</text:sequence></text:span><text:reference-mark-end text:name="io_newstring_code"/><text:span text:style-name="T1">. Quick and dirty I/O functions for </text:span><text:span text:style-name="Code_20_Inline"><text:span text:style-name="T1">newstring</text:span></text:span></text:p>
      <text:p text:style-name="P9">template&lt;class Char, class Storage, class Traits&gt;</text:p>
      <text:p text:style-name="P2">std::basic_istream&lt;Char, Traits&gt;&amp;<text:change-start text:change-id="ct151335448"/></text:p>
      <text:p text:style-name="P2"><text:soft-page-break/><text:s text:c="2"/><text:change-end text:change-id="ct151335448"/><text:s/>operator&gt;&gt;(std::basic_istream&lt;Char, Traits&gt;&amp; stream,</text:p>
      <text:p text:style-name="P2"><text:s text:c="14"/><text:change text:change-id="ct157147056"/>newstring&lt;Char, Storage, Traits&gt;&amp; string)</text:p>
      <text:p text:style-name="P2">{</text:p>
      <text:p text:style-name="P2"><text:s text:c="3"/>std::basic_string&lt;Char, Traits&gt; tmp;</text:p>
      <text:p text:style-name="P2"><text:s text:c="3"/>if (stream &gt;&gt; tmp)</text:p>
      <text:p text:style-name="P2"><text:s text:c="6"/>string = tmp;</text:p>
      <text:p text:style-name="P2"><text:s text:c="3"/>return stream;</text:p>
      <text:p text:style-name="P2">}</text:p>
      <text:p text:style-name="P2"/>
      <text:p text:style-name="P2">template&lt;class Char, class Storage, class Traits&gt;</text:p>
      <text:p text:style-name="P2">std::basic_ostream&lt;Char, Traits&gt;&amp;<text:change-start text:change-id="ct175573048"/></text:p>
      <text:p text:style-name="P2"><text:s/><text:change-end text:change-id="ct175573048"/><text:s/>operator&lt;&lt;(std::basic_ostream&lt;Char, Traits&gt;&amp; stream,</text:p>
      <text:p text:style-name="P2"><text:s text:c="13"/><text:change text:change-id="ct154685768"/>newstring&lt;Char, Storage, Traits&gt; const&amp; string)</text:p>
      <text:p text:style-name="P2">{</text:p>
      <text:p text:style-name="P2"><text:s text:c="3"/>std::basic_string&lt;Char, Traits&gt; tmp(string.begin(), string.end());</text:p>
      <text:p text:style-name="P2"><text:s text:c="3"/>stream &lt;&lt; tmp;</text:p>
      <text:p text:style-name="P2"><text:s text:c="3"/>return stream;</text:p>
      <text:p text:style-name="P10">}</text:p>
      <text:p text:style-name="Body_20_Text_20_Cont">As you know, the compiler finds your I/O operators by matching the type of the right-hand operand, <text:span text:style-name="Code_20_Inline">newstring</text:span>, with the type of the function parameter. In this simple case, you can easily see how the compiler performs the matching and finds the right function. Throw some namespaces into the mix, and add some type conversions, and everything gets a little bit more muddled. The next exploration explores namespaces more closely, and the rules that the C++ compiler applies in order to find your overloaded function names (or not find them, and how to fix that problem).<office:annotation><dc:creator>FWG</dc:creator><dc:date>2008-09-18T00:00:00</dc:date><text:p>OK, the chapter seems to be fine but as I</text:p><text:p>indicated at the start the problem with it is </text:p><text:p>how valuable it will be when readers get access</text:p><text:p>implementations of C++0x. That is, as you</text:p><text:p>know, going to be delivered late but will still</text:p><text:p>be substantially implemented in major</text:p><text:p>compilers no later than 2012 (that is not a</text:p><text:p>random guess -- as I write this I am in a </text:p><text:p>meeting with representatives of all the major</text:p><text:p>compilers present.</text:p><text:p/><text:p/><text:p>---- FWG, 09/18/2008, 00:05 ----</text:p><text:p/></office:anno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QJAKNK+CMTT9" svg:font-family="QJAKNK+CMTT9"/>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dc:title>Exploration 64 - Policies and Traits</dc:title>
    <dc:subject>Exploring C++</dc:subject>
    <meta:initial-creator>Ray Lischner</meta:initial-creator>
    <meta:creation-date>2006-03-30T10:01:31</meta:creation-date>
    <dc:creator>Ray Lischner</dc:creator>
    <dc:date>2008-10-05T20:09:14</dc:date>
    <meta:editing-cycles>185</meta:editing-cycles>
    <meta:editing-duration>PT12H58M48S</meta:editing-duration>
    <meta:user-defined meta:name="Info 4"/>
    <meta:user-defined meta:name="codex-chapter-number">64</meta:user-defined>
    <meta:user-defined meta:name="codex-configfile">apress-cpp-dox.xml</meta:user-defined>
    <meta:user-defined meta:name="codex-doxygen"/>
    <meta:document-statistic meta:table-count="0" meta:image-count="0" meta:object-count="0" meta:page-count="14" meta:paragraph-count="412" meta:word-count="4841" meta:character-count="32268"/>
  </office:meta>
</office:document-meta>
</file>